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office:font-face-decls>
  <office:automatic-styles>
    <style:style style:name="Таблица7" style:family="table">
      <style:table-properties style:width="26.696cm" fo:margin-left="-0.125cm" fo:margin-top="0cm" fo:margin-bottom="0cm" table:align="left" style:writing-mode="lr-tb"/>
    </style:style>
    <style:style style:name="Таблица7.A" style:family="table-column">
      <style:table-column-properties style:column-width="1.739cm"/>
    </style:style>
    <style:style style:name="Таблица7.B" style:family="table-column">
      <style:table-column-properties style:column-width="0.265cm"/>
    </style:style>
    <style:style style:name="Таблица7.C" style:family="table-column">
      <style:table-column-properties style:column-width="8.121cm"/>
    </style:style>
    <style:style style:name="Таблица7.D" style:family="table-column">
      <style:table-column-properties style:column-width="1.72cm"/>
    </style:style>
    <style:style style:name="Таблица7.E" style:family="table-column">
      <style:table-column-properties style:column-width="11.351cm"/>
    </style:style>
    <style:style style:name="Таблица7.F" style:family="table-column">
      <style:table-column-properties style:column-width="3.501cm"/>
    </style:style>
    <style:style style:name="Таблица7.1" style:family="table-row">
      <style:table-row-properties style:min-row-height="0.446cm" fo:keep-together="auto"/>
    </style:style>
    <style:style style:name="Таблица7.A1" style:family="table-cell">
      <style:table-cell-properties fo:padding-left="0.191cm" fo:padding-right="0.191cm" fo:padding-top="0cm" fo:padding-bottom="0cm" fo:border-left="0.5pt solid #000000" fo:border-right="none" fo:border-top="0.5pt solid #000000" fo:border-bottom="0.5pt solid #000000"/>
    </style:style>
    <style:style style:name="Таблица7.F1" style:family="table-cell">
      <style:table-cell-properties fo:padding-left="0.191cm" fo:padding-right="0.191cm" fo:padding-top="0cm" fo:padding-bottom="0cm" fo:border="0.5pt solid #000000"/>
    </style:style>
    <style:style style:name="Таблица7.A3" style:family="table-cell">
      <style:table-cell-properties fo:padding-left="0.191cm" fo:padding-right="0.191cm" fo:padding-top="0cm" fo:padding-bottom="0cm" fo:border-left="0.5pt solid #000000" fo:border-right="none" fo:border-top="none" fo:border-bottom="0.5pt solid #000000"/>
    </style:style>
    <style:style style:name="Таблица7.F3" style:family="table-cell">
      <style:table-cell-properties fo:padding-left="0.191cm" fo:padding-right="0.191cm" fo:padding-top="0cm" fo:padding-bottom="0cm" fo:border-left="0.5pt solid #000000" fo:border-right="0.5pt solid #000000" fo:border-top="none" fo:border-bottom="0.5pt solid #000000"/>
    </style:style>
    <style:style style:name="Таблица7.18" style:family="table-row">
      <style:table-row-properties style:min-row-height="1.692cm" fo:keep-together="auto"/>
    </style:style>
    <style:style style:name="Таблица7.29" style:family="table-row">
      <style:table-row-properties style:min-row-height="0.728cm" fo:keep-together="auto"/>
    </style:style>
    <style:style style:name="Таблица7.32" style:family="table-row">
      <style:table-row-properties style:min-row-height="0.861cm" fo:keep-together="auto"/>
    </style:style>
    <style:style style:name="Таблица7.33" style:family="table-row">
      <style:table-row-properties style:min-row-height="1.466cm" fo:keep-together="auto"/>
    </style:style>
    <style:style style:name="Таблица8" style:family="table">
      <style:table-properties style:width="26.67cm" fo:margin-left="0cm" fo:margin-top="0cm" fo:margin-bottom="0cm" table:align="left" style:writing-mode="lr-tb"/>
    </style:style>
    <style:style style:name="Таблица8.A" style:family="table-column">
      <style:table-column-properties style:column-width="7.445cm"/>
    </style:style>
    <style:style style:name="Таблица8.B" style:family="table-column">
      <style:table-column-properties style:column-width="9.781cm"/>
    </style:style>
    <style:style style:name="Таблица8.C" style:family="table-column">
      <style:table-column-properties style:column-width="9.444cm"/>
    </style:style>
    <style:style style:name="Таблица8.1" style:family="table-row">
      <style:table-row-properties style:min-row-height="0.676cm" fo:keep-together="auto"/>
    </style:style>
    <style:style style:name="Таблица8.A1" style:family="table-cell">
      <style:table-cell-properties fo:padding="0.097cm" fo:border-left="0.25pt solid #000000" fo:border-right="none" fo:border-top="0.25pt solid #000000" fo:border-bottom="0.25pt solid #000000"/>
    </style:style>
    <style:style style:name="Таблица8.C1" style:family="table-cell">
      <style:table-cell-properties fo:padding="0.097cm" fo:border="0.25pt solid #000000"/>
    </style:style>
    <style:style style:name="Таблица8.2" style:family="table-row">
      <style:table-row-properties style:min-row-height="0.446cm" fo:keep-together="auto"/>
    </style:style>
    <style:style style:name="Таблица8.A2" style:family="table-cell">
      <style:table-cell-properties fo:padding="0.097cm" fo:border-left="0.25pt solid #000000" fo:border-right="none" fo:border-top="none" fo:border-bottom="0.25pt solid #000000"/>
    </style:style>
    <style:style style:name="Таблица8.C2" style:family="table-cell">
      <style:table-cell-properties fo:padding="0.097cm" fo:border-left="0.25pt solid #000000" fo:border-right="0.25pt solid #000000" fo:border-top="none" fo:border-bottom="0.25pt solid #000000"/>
    </style:style>
    <style:style style:name="Таблица9" style:family="table">
      <style:table-properties style:width="26.954cm" fo:margin-left="-0.072cm" fo:margin-top="0cm" fo:margin-bottom="0cm" table:align="left" style:writing-mode="lr-tb"/>
    </style:style>
    <style:style style:name="Таблица9.A" style:family="table-column">
      <style:table-column-properties style:column-width="1.302cm"/>
    </style:style>
    <style:style style:name="Таблица9.B" style:family="table-column">
      <style:table-column-properties style:column-width="0.272cm"/>
    </style:style>
    <style:style style:name="Таблица9.C" style:family="table-column">
      <style:table-column-properties style:column-width="8.412cm"/>
    </style:style>
    <style:style style:name="Таблица9.D" style:family="table-column">
      <style:table-column-properties style:column-width="1.72cm"/>
    </style:style>
    <style:style style:name="Таблица9.E" style:family="table-column">
      <style:table-column-properties style:column-width="11.649cm"/>
    </style:style>
    <style:style style:name="Таблица9.F" style:family="table-column">
      <style:table-column-properties style:column-width="3.6cm"/>
    </style:style>
    <style:style style:name="Таблица9.1" style:family="table-row">
      <style:table-row-properties style:min-row-height="0.446cm" fo:keep-together="auto"/>
    </style:style>
    <style:style style:name="Таблица9.A1" style:family="table-cell">
      <style:table-cell-properties fo:padding-left="0.191cm" fo:padding-right="0.191cm" fo:padding-top="0cm" fo:padding-bottom="0cm" fo:border-left="0.5pt solid #000000" fo:border-right="none" fo:border-top="0.5pt solid #000000" fo:border-bottom="0.5pt solid #000000"/>
    </style:style>
    <style:style style:name="Таблица9.F1" style:family="table-cell">
      <style:table-cell-properties fo:padding-left="0.191cm" fo:padding-right="0.191cm" fo:padding-top="0cm" fo:padding-bottom="0cm" fo:border="0.5pt solid #000000"/>
    </style:style>
    <style:style style:name="Таблица9.3" style:family="table-row">
      <style:table-row-properties style:min-row-height="1.614cm" fo:keep-together="auto"/>
    </style:style>
    <style:style style:name="Таблица9.A3" style:family="table-cell">
      <style:table-cell-properties fo:padding-left="0.191cm" fo:padding-right="0.191cm" fo:padding-top="0cm" fo:padding-bottom="0cm" fo:border-left="0.5pt solid #000000" fo:border-right="none" fo:border-top="none" fo:border-bottom="0.5pt solid #000000"/>
    </style:style>
    <style:style style:name="Таблица9.F3" style:family="table-cell">
      <style:table-cell-properties fo:padding-left="0.191cm" fo:padding-right="0.191cm" fo:padding-top="0cm" fo:padding-bottom="0cm" fo:border-left="0.5pt solid #000000" fo:border-right="0.5pt solid #000000" fo:border-top="none" fo:border-bottom="0.5pt solid #000000"/>
    </style:style>
    <style:style style:name="Таблица9.5" style:family="table-row">
      <style:table-row-properties style:min-row-height="0.36cm" fo:keep-together="auto"/>
    </style:style>
    <style:style style:name="Таблица10" style:family="table">
      <style:table-properties style:width="26.084cm" fo:margin-left="-0.058cm" fo:margin-top="0cm" fo:margin-bottom="0cm" table:align="left" style:writing-mode="lr-tb"/>
    </style:style>
    <style:style style:name="Таблица10.A" style:family="table-column">
      <style:table-column-properties style:column-width="9.024cm"/>
    </style:style>
    <style:style style:name="Таблица10.B" style:family="table-column">
      <style:table-column-properties style:column-width="8.16cm"/>
    </style:style>
    <style:style style:name="Таблица10.C" style:family="table-column">
      <style:table-column-properties style:column-width="8.901cm"/>
    </style:style>
    <style:style style:name="Таблица10.1" style:family="table-row">
      <style:table-row-properties fo:keep-together="auto"/>
    </style:style>
    <style:style style:name="Таблица10.A1" style:family="table-cell">
      <style:table-cell-properties fo:padding-left="0.199cm" fo:padding-right="0.191cm" fo:padding-top="0cm" fo:padding-bottom="0cm" fo:border="0.5pt solid #000000"/>
    </style:style>
    <style:style style:name="P1" style:family="paragraph" style:parent-style-name="Standard">
      <style:paragraph-properties fo:text-align="center" style:justify-single-word="false" style:snap-to-layout-grid="false"/>
      <style:text-properties officeooo:paragraph-rsid="000a7568"/>
    </style:style>
    <style:style style:name="P2" style:family="paragraph" style:parent-style-name="Standard">
      <style:paragraph-properties fo:text-align="center" style:justify-single-word="false"/>
      <style:text-properties officeooo:paragraph-rsid="000a7568"/>
    </style:style>
    <style:style style:name="P3" style:family="paragraph" style:parent-style-name="Standard">
      <style:paragraph-properties fo:text-align="center" style:justify-single-word="false"/>
      <style:text-properties fo:font-weight="bold" officeooo:paragraph-rsid="000a7568" style:font-weight-asian="bold"/>
    </style:style>
    <style:style style:name="P4" style:family="paragraph" style:parent-style-name="Standard">
      <style:paragraph-properties style:snap-to-layout-grid="false"/>
      <style:text-properties fo:font-weight="bold" officeooo:paragraph-rsid="000a7568" style:font-weight-asian="bold"/>
    </style:style>
    <style:style style:name="P5" style:family="paragraph" style:parent-style-name="Standard">
      <style:text-properties fo:font-weight="bold" officeooo:paragraph-rsid="000a7568" style:font-weight-asian="bold"/>
    </style:style>
    <style:style style:name="P6" style:family="paragraph" style:parent-style-name="Standard">
      <style:paragraph-properties fo:text-align="center" style:justify-single-word="false"/>
      <style:text-properties fo:font-size="8pt" officeooo:paragraph-rsid="000a7568" style:font-size-asian="8pt" style:font-size-complex="8pt"/>
    </style:style>
    <style:style style:name="P7" style:family="paragraph" style:parent-style-name="Standard">
      <style:paragraph-properties fo:text-align="center" style:justify-single-word="false"/>
      <style:text-properties fo:font-size="8pt" fo:font-weight="bold" officeooo:paragraph-rsid="000a7568" style:font-size-asian="8pt" style:font-weight-asian="bold" style:font-size-complex="8pt"/>
    </style:style>
    <style:style style:name="P8" style:family="paragraph" style:parent-style-name="Standard">
      <style:paragraph-properties fo:text-align="center" style:justify-single-word="false"/>
      <style:text-properties fo:font-size="14pt" officeooo:paragraph-rsid="000a7568" style:font-size-asian="14pt" style:font-size-complex="14pt"/>
    </style:style>
    <style:style style:name="P9" style:family="paragraph" style:parent-style-name="Standard">
      <style:paragraph-properties style:snap-to-layout-grid="false"/>
      <style:text-properties officeooo:paragraph-rsid="000a7568"/>
    </style:style>
    <style:style style:name="P10" style:family="paragraph" style:parent-style-name="Standard">
      <style:paragraph-properties style:snap-to-layout-grid="false"/>
      <style:text-properties fo:color="#000000" officeooo:paragraph-rsid="000a7568" style:font-style-complex="italic"/>
    </style:style>
    <style:style style:name="P11" style:family="paragraph" style:parent-style-name="Standard">
      <style:paragraph-properties style:snap-to-layout-grid="false"/>
      <style:text-properties fo:color="#000000" officeooo:paragraph-rsid="000a7568" style:font-name-asian="MS Gothic"/>
    </style:style>
    <style:style style:name="P12" style:family="paragraph" style:parent-style-name="Standard">
      <style:paragraph-properties style:snap-to-layout-grid="false"/>
      <style:text-properties officeooo:paragraph-rsid="000a7568" style:font-name-asian="Calibri" style:font-style-complex="italic"/>
    </style:style>
    <style:style style:name="P13" style:family="paragraph" style:parent-style-name="Standard">
      <style:paragraph-properties fo:text-align="center" style:justify-single-word="false" style:snap-to-layout-grid="false"/>
      <style:text-properties officeooo:paragraph-rsid="000a7568" style:font-name-asian="Calibri" style:font-style-complex="italic"/>
    </style:style>
    <style:style style:name="P14" style:family="paragraph" style:parent-style-name="Standard">
      <style:paragraph-properties style:snap-to-layout-grid="false"/>
      <style:text-properties officeooo:paragraph-rsid="000a7568" style:font-name-asian="Calibri"/>
    </style:style>
    <style:style style:name="P15" style:family="paragraph" style:parent-style-name="Standard">
      <style:paragraph-properties style:snap-to-layout-grid="false"/>
      <style:text-properties officeooo:paragraph-rsid="000a7568" style:font-style-complex="italic"/>
    </style:style>
    <style:style style:name="P16" style:family="paragraph" style:parent-style-name="Standard">
      <style:paragraph-properties fo:text-align="justify" style:justify-single-word="false" style:snap-to-layout-grid="false"/>
      <style:text-properties officeooo:paragraph-rsid="000a7568" style:font-style-complex="italic"/>
    </style:style>
    <style:style style:name="P17" style:family="paragraph" style:parent-style-name="Standard">
      <style:paragraph-properties fo:text-align="justify" style:justify-single-word="false"/>
      <style:text-properties officeooo:paragraph-rsid="000a7568" style:font-style-complex="italic"/>
    </style:style>
    <style:style style:name="P18" style:family="paragraph" style:parent-style-name="Standard">
      <style:text-properties officeooo:paragraph-rsid="000a7568" style:font-style-complex="italic"/>
    </style:style>
    <style:style style:name="P19" style:family="paragraph" style:parent-style-name="Standard">
      <style:paragraph-properties style:snap-to-layout-grid="false"/>
      <style:text-properties fo:font-size="10pt" fo:font-weight="bold" officeooo:paragraph-rsid="000a7568" style:font-size-asian="10pt" style:font-weight-asian="bold" style:font-size-complex="10pt"/>
    </style:style>
    <style:style style:name="P20" style:family="paragraph" style:parent-style-name="Standard">
      <style:paragraph-properties style:snap-to-layout-grid="false"/>
      <style:text-properties fo:font-size="10pt" officeooo:paragraph-rsid="000a7568" style:font-size-asian="10pt" style:font-size-complex="10pt"/>
    </style:style>
    <style:style style:name="P21" style:family="paragraph" style:parent-style-name="Standard">
      <style:paragraph-properties fo:text-align="center" style:justify-single-word="false" style:snap-to-layout-grid="false"/>
      <style:text-properties fo:font-size="10pt" officeooo:paragraph-rsid="000a7568" style:font-size-asian="10pt" style:font-size-complex="10pt"/>
    </style:style>
    <style:style style:name="P22" style:family="paragraph" style:parent-style-name="Standard">
      <style:paragraph-properties fo:text-align="justify" style:justify-single-word="false" style:snap-to-layout-grid="false"/>
      <style:text-properties officeooo:paragraph-rsid="000a7568"/>
    </style:style>
    <style:style style:name="P23" style:family="paragraph" style:parent-style-name="Standard">
      <style:paragraph-properties fo:text-align="justify" style:justify-single-word="false"/>
      <style:text-properties officeooo:paragraph-rsid="000a7568"/>
    </style:style>
    <style:style style:name="P24" style:family="paragraph" style:parent-style-name="Standard">
      <style:text-properties fo:font-size="11pt" officeooo:paragraph-rsid="000a7568" style:font-size-asian="11pt" style:font-size-complex="11pt"/>
    </style:style>
    <style:style style:name="P25" style:family="paragraph" style:parent-style-name="Standard">
      <style:paragraph-properties fo:line-height="150%" fo:text-align="center" style:justify-single-word="false"/>
      <style:text-properties officeooo:paragraph-rsid="000a7568"/>
    </style:style>
    <style:style style:name="P26" style:family="paragraph" style:parent-style-name="Standard">
      <style:paragraph-properties fo:line-height="150%"/>
      <style:text-properties officeooo:paragraph-rsid="000a7568"/>
    </style:style>
    <style:style style:name="P27" style:family="paragraph" style:parent-style-name="Standard">
      <style:text-properties fo:letter-spacing="-0.007cm" fo:font-weight="bold" officeooo:paragraph-rsid="000a7568" style:font-weight-asian="bold" style:font-weight-complex="bold"/>
    </style:style>
    <style:style style:name="P28" style:family="paragraph" style:parent-style-name="Standard">
      <style:text-properties officeooo:paragraph-rsid="000a7568"/>
    </style:style>
    <style:style style:name="P29" style:family="paragraph" style:parent-style-name="Standard">
      <loext:graphic-properties draw:fill="solid" draw:fill-color="#ffffff"/>
      <style:paragraph-properties fo:margin-left="0cm" fo:margin-right="0.85cm" fo:line-height="0.483cm" fo:text-align="center" style:justify-single-word="false" fo:text-indent="0cm" style:auto-text-indent="false" fo:background-color="#ffffff" fo:padding-left="0cm" fo:padding-right="0cm" fo:padding-top="0cm" fo:padding-bottom="0.035cm" fo:border-left="none" fo:border-right="none" fo:border-top="none" fo:border-bottom="0.51pt solid #000000"/>
      <style:text-properties fo:letter-spacing="-0.007cm" fo:font-weight="bold" officeooo:paragraph-rsid="000a7568" style:font-weight-asian="bold" style:font-weight-complex="bold"/>
    </style:style>
    <style:style style:name="P30" style:family="paragraph" style:parent-style-name="Standard">
      <style:paragraph-properties fo:text-align="center" style:justify-single-word="false" fo:padding-left="0cm" fo:padding-right="0cm" fo:padding-top="0cm" fo:padding-bottom="0.035cm" fo:border-left="none" fo:border-right="none" fo:border-top="none" fo:border-bottom="1.5pt solid #000000"/>
      <style:text-properties officeooo:paragraph-rsid="000a7568"/>
    </style:style>
    <style:style style:name="P31" style:family="paragraph" style:parent-style-name="Standard">
      <style:paragraph-properties fo:text-align="center" style:justify-single-word="false" fo:padding-left="0cm" fo:padding-right="0cm" fo:padding-top="0cm" fo:padding-bottom="0.035cm" fo:border-left="none" fo:border-right="none" fo:border-top="none" fo:border-bottom="1.5pt solid #000000"/>
      <style:text-properties fo:font-size="16pt" officeooo:paragraph-rsid="000a7568" style:font-size-asian="16pt" style:font-size-complex="16pt"/>
    </style:style>
    <style:style style:name="P32" style:family="paragraph" style:parent-style-name="Standard">
      <style:paragraph-properties fo:margin-top="0.494cm" fo:margin-bottom="0.494cm" loext:contextual-spacing="false"/>
      <style:text-properties officeooo:paragraph-rsid="000a7568"/>
    </style:style>
    <style:style style:name="P33" style:family="paragraph" style:parent-style-name="Standard">
      <style:paragraph-properties fo:margin-left="0cm" fo:margin-right="0.002cm" fo:line-height="150%" fo:text-align="justify" style:justify-single-word="false" fo:text-indent="0cm" style:auto-text-indent="false"/>
      <style:text-properties fo:font-weight="bold" officeooo:paragraph-rsid="000a7568" style:font-weight-asian="bold" style:font-weight-complex="bold"/>
    </style:style>
    <style:style style:name="P34" style:family="paragraph" style:parent-style-name="Normal_20__28_Web_29_">
      <style:paragraph-properties style:snap-to-layout-grid="false"/>
      <style:text-properties officeooo:paragraph-rsid="000a7568"/>
    </style:style>
    <style:style style:name="P35" style:family="paragraph" style:parent-style-name="Standard" style:master-page-name="Converted1">
      <loext:graphic-properties draw:fill="solid" draw:fill-color="#ffffff"/>
      <style:paragraph-properties fo:margin-left="2.328cm" fo:margin-right="0.056cm" fo:line-height="0.483cm" fo:text-align="center" style:justify-single-word="false" fo:text-indent="0cm" style:auto-text-indent="false" style:page-number="auto" fo:background-color="#ffffff"/>
      <style:text-properties fo:font-weight="bold" officeooo:paragraph-rsid="000a7568" style:font-weight-asian="bold"/>
    </style:style>
    <style:style style:name="P36" style:family="paragraph" style:parent-style-name="Standard">
      <loext:graphic-properties draw:fill="solid" draw:fill-color="#ffffff"/>
      <style:paragraph-properties fo:margin-left="0cm" fo:margin-right="0.056cm" fo:line-height="0.483cm" fo:text-align="center" style:justify-single-word="false" fo:text-indent="0cm" style:auto-text-indent="false" fo:background-color="#ffffff"/>
      <style:text-properties fo:font-weight="bold" officeooo:paragraph-rsid="000a7568" style:font-weight-asian="bold"/>
    </style:style>
    <style:style style:name="P37" style:family="paragraph" style:parent-style-name="Standard">
      <style:paragraph-properties fo:text-align="center" style:justify-single-word="false"/>
      <style:text-properties fo:font-weight="bold" officeooo:paragraph-rsid="000a7568" style:font-weight-asian="bold"/>
    </style:style>
    <style:style style:name="P38" style:family="paragraph" style:parent-style-name="Standard">
      <style:paragraph-properties style:snap-to-layout-grid="false"/>
      <style:text-properties fo:font-weight="bold" officeooo:paragraph-rsid="000a7568" style:font-weight-asian="bold"/>
    </style:style>
    <style:style style:name="P39" style:family="paragraph" style:parent-style-name="Standard">
      <style:paragraph-properties style:snap-to-layout-grid="false"/>
      <style:text-properties fo:font-weight="bold" officeooo:paragraph-rsid="000a7568" style:font-weight-asian="bold" style:font-style-complex="italic"/>
    </style:style>
    <style:style style:name="P40" style:family="paragraph" style:parent-style-name="Standard">
      <style:text-properties fo:font-weight="bold" officeooo:paragraph-rsid="000a7568" style:font-weight-asian="bold" style:font-style-complex="italic"/>
    </style:style>
    <style:style style:name="P41" style:family="paragraph" style:parent-style-name="Standard">
      <style:paragraph-properties fo:text-align="justify" style:justify-single-word="false" style:snap-to-layout-grid="false"/>
      <style:text-properties fo:font-weight="bold" officeooo:paragraph-rsid="000a7568" style:font-weight-asian="bold"/>
    </style:style>
    <style:style style:name="P42" style:family="paragraph" style:parent-style-name="Standard">
      <style:text-properties fo:font-weight="bold" officeooo:paragraph-rsid="000a7568" style:font-weight-asian="bold"/>
    </style:style>
    <style:style style:name="P43" style:family="paragraph" style:parent-style-name="Standard">
      <style:paragraph-properties fo:text-align="center" style:justify-single-word="false"/>
      <style:text-properties fo:font-size="11pt" officeooo:paragraph-rsid="000a7568" style:font-size-asian="11pt" style:font-size-complex="11pt"/>
    </style:style>
    <style:style style:name="P44" style:family="paragraph" style:parent-style-name="Standard">
      <style:paragraph-properties fo:text-align="center" style:justify-single-word="false" style:snap-to-layout-grid="false"/>
      <style:text-properties fo:font-style="italic" officeooo:paragraph-rsid="000a7568" style:font-style-asian="italic" style:font-style-complex="italic"/>
    </style:style>
    <style:style style:name="P45" style:family="paragraph" style:parent-style-name="Standard">
      <style:paragraph-properties style:snap-to-layout-grid="false"/>
      <style:text-properties fo:font-size="10pt" officeooo:paragraph-rsid="000a7568" style:font-size-asian="10pt" style:font-size-complex="10pt"/>
    </style:style>
    <style:style style:name="P46" style:family="paragraph" style:parent-style-name="Standard">
      <style:text-properties fo:font-size="10pt" officeooo:paragraph-rsid="000a7568" style:font-size-asian="10pt" style:font-size-complex="10pt"/>
    </style:style>
    <style:style style:name="P47" style:family="paragraph" style:parent-style-name="Standard">
      <style:paragraph-properties style:snap-to-layout-grid="false"/>
      <style:text-properties fo:font-size="10pt" fo:font-weight="bold" officeooo:paragraph-rsid="000a7568" style:font-size-asian="10pt" style:font-weight-asian="bold" style:font-size-complex="10pt"/>
    </style:style>
    <style:style style:name="P48" style:family="paragraph" style:parent-style-name="Standard">
      <style:paragraph-properties style:snap-to-layout-grid="false"/>
      <style:text-properties fo:color="#000000" officeooo:paragraph-rsid="000a7568" style:font-style-complex="italic"/>
    </style:style>
    <style:style style:name="P49" style:family="paragraph" style:parent-style-name="Standard">
      <style:paragraph-properties fo:text-align="center" style:justify-single-word="false" style:snap-to-layout-grid="false"/>
      <style:text-properties officeooo:paragraph-rsid="000a7568" style:font-name-asian="Calibri" style:font-style-complex="italic"/>
    </style:style>
    <style:style style:name="P50" style:family="paragraph" style:parent-style-name="Standard">
      <style:paragraph-properties style:snap-to-layout-grid="false"/>
      <style:text-properties officeooo:paragraph-rsid="000a7568" style:font-name-asian="Calibri"/>
    </style:style>
    <style:style style:name="P51" style:family="paragraph" style:parent-style-name="Standard">
      <style:paragraph-properties style:snap-to-layout-grid="false"/>
      <style:text-properties officeooo:paragraph-rsid="000a7568" style:font-style-complex="italic"/>
    </style:style>
    <style:style style:name="P52" style:family="paragraph" style:parent-style-name="Standard">
      <style:text-properties officeooo:paragraph-rsid="000a7568" style:font-style-complex="italic"/>
    </style:style>
    <style:style style:name="P53" style:family="paragraph" style:parent-style-name="Standard">
      <style:paragraph-properties fo:text-align="justify" style:justify-single-word="false"/>
      <style:text-properties officeooo:paragraph-rsid="000a7568" style:font-style-complex="italic"/>
    </style:style>
    <style:style style:name="P54" style:family="paragraph" style:parent-style-name="Standard">
      <style:text-properties officeooo:paragraph-rsid="000a7568" style:font-weight-complex="bold"/>
    </style:style>
    <style:style style:name="P55" style:family="paragraph" style:parent-style-name="Standard">
      <style:paragraph-properties style:snap-to-layout-grid="false"/>
      <style:text-properties fo:letter-spacing="-0.014cm" officeooo:paragraph-rsid="000a7568"/>
    </style:style>
    <style:style style:name="P56" style:family="paragraph" style:parent-style-name="Standard">
      <style:paragraph-properties fo:margin-left="0cm" fo:margin-right="0cm" fo:margin-top="0.494cm" fo:margin-bottom="0.494cm" loext:contextual-spacing="false" fo:text-align="justify" style:justify-single-word="false" fo:text-indent="-0.026cm" style:auto-text-indent="false" style:snap-to-layout-grid="false"/>
      <style:text-properties officeooo:paragraph-rsid="000a7568" style:font-name-asian="Calibri"/>
    </style:style>
    <style:style style:name="P57" style:family="paragraph" style:parent-style-name="Standard">
      <style:paragraph-properties fo:margin-left="-0.026cm" fo:margin-right="0cm" fo:margin-top="0.494cm" fo:margin-bottom="0.494cm" loext:contextual-spacing="false" fo:text-indent="0cm" style:auto-text-indent="false" style:snap-to-layout-grid="false"/>
      <style:text-properties officeooo:paragraph-rsid="000a7568" style:font-name-asian="Calibri"/>
    </style:style>
    <style:style style:name="P58" style:family="paragraph" style:parent-style-name="Standard">
      <style:paragraph-properties fo:margin-top="0.494cm" fo:margin-bottom="0.494cm" loext:contextual-spacing="false" style:snap-to-layout-grid="false"/>
      <style:text-properties officeooo:paragraph-rsid="000a7568" style:font-name-asian="Calibri"/>
    </style:style>
    <style:style style:name="P59" style:family="paragraph" style:parent-style-name="Standard">
      <style:paragraph-properties fo:margin-top="0.494cm" fo:margin-bottom="0.494cm" loext:contextual-spacing="false" fo:text-align="center" style:justify-single-word="false" style:snap-to-layout-grid="false"/>
      <style:text-properties officeooo:paragraph-rsid="000a7568" style:font-name-asian="Calibri" style:font-style-complex="italic"/>
    </style:style>
    <style:style style:name="P60" style:family="paragraph" style:parent-style-name="Standard">
      <style:paragraph-properties fo:margin-top="0.494cm" fo:margin-bottom="0.494cm" loext:contextual-spacing="false"/>
      <style:text-properties officeooo:paragraph-rsid="000a7568" style:font-name-asian="Calibri"/>
    </style:style>
    <style:style style:name="P61" style:family="paragraph" style:parent-style-name="Standard">
      <style:paragraph-properties fo:margin-top="0.494cm" fo:margin-bottom="0.494cm" loext:contextual-spacing="false" style:snap-to-layout-grid="false"/>
      <style:text-properties fo:letter-spacing="-0.021cm" officeooo:paragraph-rsid="000a7568" style:font-name-asian="Calibri"/>
    </style:style>
    <style:style style:name="P62" style:family="paragraph" style:parent-style-name="Standard">
      <style:paragraph-properties fo:orphans="0" fo:widows="0" fo:hyphenation-ladder-count="no-limit" text:number-lines="false" text:line-number="0" style:snap-to-layout-grid="false"/>
      <style:text-properties officeooo:paragraph-rsid="000a7568" style:letter-kerning="true" style:font-name-asian="DejaVu Sans" style:language-asian="hi" style:country-asian="IN" style:language-complex="hi" style:country-complex="IN" fo:hyphenate="false" fo:hyphenation-remain-char-count="2" fo:hyphenation-push-char-count="2"/>
    </style:style>
    <style:style style:name="P63" style:family="paragraph" style:parent-style-name="Standard">
      <style:paragraph-properties fo:text-align="justify" style:justify-single-word="false" fo:orphans="0" fo:widows="0" fo:hyphenation-ladder-count="no-limit" text:number-lines="false" text:line-number="0" style:snap-to-layout-grid="false"/>
      <style:text-properties officeooo:paragraph-rsid="000a7568" style:letter-kerning="true" style:font-name-asian="DejaVu Sans" style:language-asian="hi" style:country-asian="IN" style:language-complex="hi" style:country-complex="IN" fo:hyphenate="false" fo:hyphenation-remain-char-count="2" fo:hyphenation-push-char-count="2"/>
    </style:style>
    <style:style style:name="P64" style:family="paragraph" style:parent-style-name="Standard">
      <style:paragraph-properties fo:text-align="center" style:justify-single-word="false" fo:orphans="0" fo:widows="0" fo:hyphenation-ladder-count="no-limit" text:number-lines="false" text:line-number="0" style:snap-to-layout-grid="false"/>
      <style:text-properties officeooo:paragraph-rsid="000a7568" style:letter-kerning="true" style:font-name-asian="DejaVu Sans" style:language-asian="hi" style:country-asian="IN" style:language-complex="hi" style:country-complex="IN" fo:hyphenate="false" fo:hyphenation-remain-char-count="2" fo:hyphenation-push-char-count="2"/>
    </style:style>
    <style:style style:name="P65" style:family="paragraph" style:parent-style-name="Standard">
      <style:paragraph-properties fo:margin-left="0.026cm" fo:margin-right="0cm" fo:margin-top="0.494cm" fo:margin-bottom="0.494cm" loext:contextual-spacing="false" fo:text-align="justify" style:justify-single-word="false" fo:text-indent="-0.026cm" style:auto-text-indent="false" style:snap-to-layout-grid="false"/>
      <style:text-properties officeooo:paragraph-rsid="000a7568" style:font-name-asian="Calibri"/>
    </style:style>
    <style:style style:name="P66" style:family="paragraph" style:parent-style-name="Standard">
      <style:paragraph-properties fo:margin-left="0.635cm" fo:margin-right="0.002cm" fo:line-height="150%" fo:text-align="justify" style:justify-single-word="false" fo:text-indent="0cm" style:auto-text-indent="false"/>
      <style:text-properties fo:font-weight="bold" officeooo:paragraph-rsid="000a7568" style:font-weight-asian="bold" style:font-weight-complex="bold"/>
    </style:style>
    <style:style style:name="P67" style:family="paragraph" style:parent-style-name="Standard" style:master-page-name="Converted2">
      <loext:graphic-properties draw:fill="solid" draw:fill-color="#ffffff"/>
      <style:paragraph-properties fo:margin-left="0cm" fo:margin-right="0.85cm" fo:line-height="0.483cm" fo:text-align="center" style:justify-single-word="false" fo:text-indent="0cm" style:auto-text-indent="false" style:page-number="auto" fo:background-color="#ffffff"/>
      <style:text-properties fo:font-weight="bold" officeooo:paragraph-rsid="000a7568" style:font-weight-asian="bold"/>
    </style:style>
    <style:style style:name="P68" style:family="paragraph" style:parent-style-name="Normal_20__28_Web_29_">
      <style:paragraph-properties fo:text-align="center" style:justify-single-word="false" style:snap-to-layout-grid="false"/>
      <style:text-properties officeooo:paragraph-rsid="000a7568" style:font-style-complex="italic"/>
    </style:style>
    <style:style style:name="T1" style:family="text">
      <style:text-properties fo:font-weight="bold" style:font-weight-asian="bold"/>
    </style:style>
    <style:style style:name="T2" style:family="text">
      <style:text-properties fo:font-weight="bold" style:font-name-asian="Calibri" style:font-weight-asian="bold"/>
    </style:style>
    <style:style style:name="T3" style:family="text">
      <style:text-properties fo:font-size="11pt" style:font-size-asian="11pt" style:font-size-complex="11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fo:font-size="10pt" style:font-size-asian="10pt" style:font-size-complex="10pt"/>
    </style:style>
    <style:style style:name="T8" style:family="text">
      <style:text-properties fo:font-size="10pt" style:font-size-asian="10pt" style:font-size-complex="10pt" style:font-weight-complex="bold"/>
    </style:style>
    <style:style style:name="T9" style:family="text">
      <style:text-properties fo:font-size="10pt" fo:font-weight="bold" style:font-size-asian="10pt" style:font-weight-asian="bold" style:font-size-complex="10pt"/>
    </style:style>
    <style:style style:name="T10" style:family="text">
      <style:text-properties fo:font-size="10pt" fo:letter-spacing="0.004cm" style:font-size-asian="10pt" style:font-size-complex="10pt"/>
    </style:style>
    <style:style style:name="T11" style:family="text">
      <style:text-properties style:font-name-asian="Calibri"/>
    </style:style>
    <style:style style:name="T12" style:family="text">
      <style:text-properties fo:color="#000000"/>
    </style:style>
    <style:style style:name="T13" style:family="text">
      <style:text-properties fo:color="#000000" style:font-name-asian="MS Gothic"/>
    </style:style>
    <style:style style:name="T14" style:family="text">
      <style:text-properties style:font-weight-complex="bold"/>
    </style:style>
    <style:style style:name="T15" style:family="text">
      <style:text-properties style:text-underline-style="solid" style:text-underline-width="auto" style:text-underline-color="font-color"/>
    </style:style>
    <style:style style:name="T16" style:family="text">
      <style:text-properties fo:letter-spacing="0.004cm"/>
    </style:style>
    <style:style style:name="T17" style:family="text">
      <style:text-properties fo:letter-spacing="-0.01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 text:c="113"/></text:p>
      <text:p text:style-name="P36">ФОРМА 4</text:p>
      <text:p text:style-name="P3">Экспертное заключение об уровне профессиональной деятельности</text:p>
      <text:p text:style-name="P3">педагогического работника учреждения (отделения) дополнительного образования детей</text:p>
      <text:p text:style-name="P5"/>
      <text:p text:style-name="P2">(педагога дополнительного образования, педагога-организатора, концертмейстера, воспитателя, инструктора по физической культуре)</text:p>
      <text:p text:style-name="P30"/>
      <text:p text:style-name="P43">(Ф.И.О. аттестуемого, место работы, должность)</text:p>
      <text:p text:style-name="P6"/>
      <text:p text:style-name="P43">______________________________________________________________________________________________________________________________________</text:p>
      <text:p text:style-name="P8"/>
      <text:p text:style-name="P28">Эксперт: ___________________________________________________________________________________________________________________</text:p>
      <text:p text:style-name="P28"><text:s text:c="57"/><text:span text:style-name="T3">(Ф.И.О., место работы, должность эксперта)</text:span></text:p>
      <text:p text:style-name="P28">провел(а) экспертизу в форме анализа индивидуальной папки <text:s/>_____________________________________________________________________</text:p>
      <text:p text:style-name="P28"><text:s text:c="154"/><text:span text:style-name="T3">(дата проведения экспертизы)</text:span></text:p>
      <text:p text:style-name="P7"/>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row table:style-name="Таблица7.1">
          <table:table-cell table:style-name="Таблица7.A1" office:value-type="string">
            <text:p text:style-name="P44">№</text:p>
          </table:table-cell>
          <table:table-cell table:style-name="Таблица7.A1" table:number-columns-spanned="2" office:value-type="string">
            <text:p text:style-name="P44">Критерии и показатели</text:p>
          </table:table-cell>
          <table:covered-table-cell/>
          <table:table-cell table:style-name="Таблица7.A1" office:value-type="string">
            <text:p text:style-name="P44">Баллы</text:p>
          </table:table-cell>
          <table:table-cell table:style-name="Таблица7.A1" office:value-type="string">
            <text:p text:style-name="P9"><text:span text:style-name="T5">Наличие подтверждающих документов в </text:span><text:span text:style-name="T4">индивидуальной папке <text:s/></text:span></text:p>
          </table:table-cell>
          <table:table-cell table:style-name="Таблица7.F1" office:value-type="string">
            <text:p text:style-name="P44">Примечания</text:p>
          </table:table-cell>
        </table:table-row>
        <table:table-row table:style-name="Таблица7.1">
          <table:table-cell table:style-name="Таблица7.F1" table:number-columns-spanned="6" office:value-type="string">
            <text:p text:style-name="P4">1. <text:s/>Результаты освоения обучающимися, воспитанниками образовательных программ и показатели динамики их достижений</text:p>
          </table:table-cell>
          <table:covered-table-cell/>
          <table:covered-table-cell/>
          <table:covered-table-cell/>
          <table:covered-table-cell/>
          <table:covered-table-cell/>
        </table:table-row>
        <table:table-row table:style-name="Таблица7.1">
          <table:table-cell table:style-name="Таблица7.A3" table:number-columns-spanned="2" office:value-type="string">
            <text:p text:style-name="P9">1.1</text:p>
          </table:table-cell>
          <table:covered-table-cell/>
          <table:table-cell table:style-name="Таблица7.A3" office:value-type="string">
            <text:p text:style-name="P9">Наличие форм фиксации образовательных результатов </text:p>
          </table:table-cell>
          <table:table-cell table:style-name="Таблица7.A3" office:value-type="string">
            <text:p text:style-name="P1">10</text:p>
          </table:table-cell>
          <table:table-cell table:style-name="Таблица7.A3" office:value-type="string">
            <text:p text:style-name="P9">Бланки, образцы форм фиксации образовательных результатов,<text:span text:style-name="T6"> заверенные </text:span>работодателем.</text:p>
          </table:table-cell>
          <table:table-cell table:style-name="Таблица7.F3" office:value-type="string">
            <text:p text:style-name="P20">В межаттестационный период</text:p>
          </table:table-cell>
        </table:table-row>
        <table:table-row table:style-name="Таблица7.1">
          <table:table-cell table:style-name="Таблица7.A3" table:number-columns-spanned="2" office:value-type="string">
            <text:p text:style-name="P56">1.2</text:p>
          </table:table-cell>
          <table:covered-table-cell/>
          <table:table-cell table:style-name="Таблица7.A3" office:value-type="string">
            <text:p text:style-name="P57">Наличие разработанных критериев и диагностических материалов для определения результатов и качества образовательного (воспитательного) процесса </text:p>
          </table:table-cell>
          <table:table-cell table:style-name="Таблица7.A3" office:value-type="string">
            <text:p text:style-name="P1">20</text:p>
          </table:table-cell>
          <table:table-cell table:style-name="Таблица7.A3" office:value-type="string">
            <text:p text:style-name="P9"><text:span text:style-name="T12">Диагностические материалы, </text:span><text:span text:style-name="T6">заверенные </text:span>работодателем.</text:p>
          </table:table-cell>
          <table:table-cell table:style-name="Таблица7.F3" office:value-type="string">
            <text:p text:style-name="P20">В межаттестационный период</text:p>
          </table:table-cell>
        </table:table-row>
        <table:table-row table:style-name="Таблица7.1">
          <table:table-cell table:style-name="Таблица7.A3" table:number-columns-spanned="2" office:value-type="string">
            <text:p text:style-name="P9">1.3</text:p>
          </table:table-cell>
          <table:covered-table-cell/>
          <table:table-cell table:style-name="Таблица7.A3" office:value-type="string">
            <text:p text:style-name="P9">Динамика результативности освоения программы </text:p>
          </table:table-cell>
          <table:table-cell table:style-name="Таблица7.A3" office:value-type="string">
            <text:p text:style-name="P1">20</text:p>
          </table:table-cell>
          <table:table-cell table:style-name="Таблица7.A3" office:value-type="string">
            <text:p text:style-name="P9">Диагностические материалы, <text:span text:style-name="T6">заверенные </text:span>работодателем.</text:p>
          </table:table-cell>
          <table:table-cell table:style-name="Таблица7.F3" office:value-type="string">
            <text:p text:style-name="P20">В межаттестационный период</text:p>
          </table:table-cell>
        </table:table-row>
        <table:table-row table:style-name="Таблица7.1">
          <table:table-cell table:style-name="Таблица7.A3" table:number-columns-spanned="2" office:value-type="string">
            <text:p text:style-name="P10">1.4</text:p>
          </table:table-cell>
          <table:covered-table-cell/>
          <table:table-cell table:style-name="Таблица7.A3" office:value-type="string">
            <text:p text:style-name="P10">Мониторинг уровня физического развития воспитанников и повышение их мастерства</text:p>
            <text:p text:style-name="P10"/>
          </table:table-cell>
          <table:table-cell table:style-name="Таблица7.A3" office:value-type="string">
            <text:p text:style-name="P1">10</text:p>
          </table:table-cell>
          <table:table-cell table:style-name="Таблица7.A3" office:value-type="string">
            <text:p text:style-name="P9">Материалы мониторинга, <text:span text:style-name="T6">заверенные </text:span>работодателем.</text:p>
          </table:table-cell>
          <table:table-cell table:style-name="Таблица7.F3" office:value-type="string">
            <text:p text:style-name="P20">В межаттестационный период</text:p>
            <text:p text:style-name="P19"><text:s/>только для инструктора по физической культуре</text:p>
          </table:table-cell>
        </table:table-row>
        <text:soft-page-break/>
        <table:table-row table:style-name="Таблица7.1">
          <table:table-cell table:style-name="Таблица7.A1" table:number-columns-spanned="2" office:value-type="string">
            <text:p text:style-name="P9">1.5</text:p>
          </table:table-cell>
          <table:covered-table-cell/>
          <table:table-cell table:style-name="Таблица7.A1" office:value-type="string">
            <text:p text:style-name="P58">Результаты участия обучающихся в <text:s/>конкурсах, соревнованиях и других мероприятия, имеющих официальный статус*:</text:p>
            <text:p text:style-name="P28">лауреат (дипломант) конкурса, соревнования районного <text:s/>уровня</text:p>
            <text:p text:style-name="P28"/>
            <text:p text:style-name="P28">лауреат (дипломант) конкурса, соревнования городского уровня</text:p>
            <text:p text:style-name="P28"/>
            <text:p text:style-name="P28">лауреат (дипломант) конкурса, соревнования всероссийского уровня</text:p>
            <text:p text:style-name="P28"/>
            <text:p text:style-name="P28">победитель (призер) конкурса, соревнования районного уровня</text:p>
            <text:p text:style-name="P28"/>
            <text:p text:style-name="P28">победитель (призер) конкурса, соревнования городского уровня</text:p>
            <text:p text:style-name="P28"/>
            <text:p text:style-name="P28">победитель (призер) конкурса, соревнования всероссийского уровня</text:p>
          </table:table-cell>
          <table:table-cell table:style-name="Таблица7.A1" office:value-type="string">
            <text:p text:style-name="P12"/>
            <text:p text:style-name="P12"/>
            <text:p text:style-name="P12"/>
            <text:p text:style-name="P12"/>
            <text:p text:style-name="P12"/>
            <text:p text:style-name="P13">10</text:p>
            <text:p text:style-name="P13"/>
            <text:p text:style-name="P13"/>
            <text:p text:style-name="P13">15</text:p>
            <text:p text:style-name="P13"/>
            <text:p text:style-name="P13"/>
            <text:p text:style-name="P13">20</text:p>
            <text:p text:style-name="P13"/>
            <text:p text:style-name="P12"/>
            <text:p text:style-name="P13">20</text:p>
            <text:p text:style-name="P13"/>
            <text:p text:style-name="P13"/>
            <text:p text:style-name="P13">40</text:p>
            <text:p text:style-name="P13"/>
            <text:p text:style-name="P13"/>
            <text:p text:style-name="P13">100</text:p>
            <text:p text:style-name="P12"/>
          </table:table-cell>
          <table:table-cell table:style-name="Таблица7.A1" office:value-type="string">
            <text:p text:style-name="P9"><text:span text:style-name="T6">Копии грамот, диплом <text:s/>других документов, подтверждающие победы и призовые места</text:span> обучающихся, заверенные работодателем.</text:p>
            <text:p text:style-name="P9"/>
            <text:p text:style-name="P9">Документы, подтверждающие роль педагогического работника в подготовке победителей (призеров), лауреатов (дипломантов) конкурсов, соревнований.</text:p>
            <text:p text:style-name="P15"/>
            <text:p text:style-name="P15">Копия положения о конкурсе, заверенная работодателем.</text:p>
            <text:p text:style-name="P15"/>
            <text:p text:style-name="P39">количество баллов по каждому из показателей может суммироваться <text:s/>в зависимости от результативности участия (но не более трех мероприятий)</text:p>
          </table:table-cell>
          <table:table-cell table:style-name="Таблица7.F1" office:value-type="string">
            <text:p text:style-name="P9"><text:span text:style-name="T7">В межаттестационный период</text:span><text:span text:style-name="T9"> </text:span></text:p>
            <text:p text:style-name="P19"/>
            <text:p text:style-name="P20">*учитываются результаты очного тура</text:p>
          </table:table-cell>
        </table:table-row>
        <table:table-row table:style-name="Таблица7.1">
          <table:table-cell table:style-name="Таблица7.A3" table:number-columns-spanned="2" office:value-type="string">
            <text:p text:style-name="P9">1.6</text:p>
          </table:table-cell>
          <table:covered-table-cell/>
          <table:table-cell table:style-name="Таблица7.A3" office:value-type="string">
            <text:p text:style-name="P9">Достижения обучающихся в мероприятиях, имеющих неофициальный статус*</text:p>
          </table:table-cell>
          <table:table-cell table:style-name="Таблица7.A3" office:value-type="string">
            <text:p text:style-name="P1">20</text:p>
          </table:table-cell>
          <table:table-cell table:style-name="Таблица7.A3" office:value-type="string">
            <text:p text:style-name="P9">Копия диплома, заверенная работодателем.</text:p>
          </table:table-cell>
          <table:table-cell table:style-name="Таблица7.F3" office:value-type="string">
            <text:p text:style-name="P9"><text:span text:style-name="T7">В межаттестационный период</text:span><text:span text:style-name="T9"> </text:span></text:p>
            <text:p text:style-name="P9"><text:span text:style-name="T9">*</text:span><text:span text:style-name="T7"> учитываются результаты очного тура</text:span></text:p>
          </table:table-cell>
        </table:table-row>
        <table:table-row table:style-name="Таблица7.1">
          <table:table-cell table:style-name="Таблица7.A3" table:number-columns-spanned="2" office:value-type="string">
            <text:p text:style-name="P9">1.7</text:p>
          </table:table-cell>
          <table:covered-table-cell/>
          <table:table-cell table:style-name="Таблица7.A3" office:value-type="string">
            <text:p text:style-name="P9">Реализация принципа преемственности обучения <text:s/>(поступление обучающихся в ВУЗы <text:s/>и другие профильные объединения и учреждения) в динамике</text:p>
          </table:table-cell>
          <table:table-cell table:style-name="Таблица7.A3" office:value-type="string">
            <text:p text:style-name="P1">20</text:p>
          </table:table-cell>
          <table:table-cell table:style-name="Таблица7.A3" office:value-type="string">
            <text:p text:style-name="P9">Справки из учреждений, заверенные работодателем.</text:p>
          </table:table-cell>
          <table:table-cell table:style-name="Таблица7.F3" office:value-type="string">
            <text:p text:style-name="P9"><text:span text:style-name="T7">В межаттестационный период</text:span><text:span text:style-name="T9"> </text:span></text:p>
          </table:table-cell>
        </table:table-row>
        <table:table-row table:style-name="Таблица7.1">
          <table:table-cell table:style-name="Таблица7.A1" table:number-columns-spanned="2" office:value-type="string">
            <text:p text:style-name="P9">1.8</text:p>
          </table:table-cell>
          <table:covered-table-cell/>
          <table:table-cell table:style-name="Таблица7.A1" office:value-type="string">
            <text:p text:style-name="P9">Сохранность контингента обучающихся</text:p>
            <text:p text:style-name="P9"/>
          </table:table-cell>
          <table:table-cell table:style-name="Таблица7.A1" office:value-type="string">
            <text:p text:style-name="P1">20</text:p>
          </table:table-cell>
          <table:table-cell table:style-name="Таблица7.A1" office:value-type="string">
            <text:p text:style-name="P9">Справка, заверенная работодателем.</text:p>
          </table:table-cell>
          <table:table-cell table:style-name="Таблица7.F1" office:value-type="string">
            <text:p text:style-name="P20">В межаттестационный период</text:p>
          </table:table-cell>
        </table:table-row>
        <table:table-row table:style-name="Таблица7.1">
          <table:table-cell table:style-name="Таблица7.F1" table:number-columns-spanned="6" office:value-type="string">
            <text:p text:style-name="P4">2. Вклад в повышение качества образования, распространение собственного опыта, использование новых образовательных технологий</text:p>
          </table:table-cell>
          <table:covered-table-cell/>
          <table:covered-table-cell/>
          <table:covered-table-cell/>
          <table:covered-table-cell/>
          <table:covered-table-cell/>
        </table:table-row>
        <table:table-row table:style-name="Таблица7.1">
          <table:table-cell table:style-name="Таблица7.A1" table:number-columns-spanned="2" office:value-type="string">
            <text:p text:style-name="P62">2.1</text:p>
          </table:table-cell>
          <table:covered-table-cell/>
          <table:table-cell table:style-name="Таблица7.A1" office:value-type="string">
            <text:p text:style-name="P28">Наличие опубликованных собственных методических разработок, имеющих <text:soft-page-break/>соответствующий гриф и выходные данные:</text:p>
            <text:p text:style-name="P28"/>
            <text:p text:style-name="P28">районного уровня*</text:p>
            <text:p text:style-name="P28"/>
            <text:p text:style-name="P28">городского уровня</text:p>
            <text:p text:style-name="P28"/>
            <text:p text:style-name="P28">всероссийского уровня</text:p>
          </table:table-cell>
          <table:table-cell table:style-name="Таблица7.A1" office:value-type="string">
            <text:p text:style-name="P2"/>
            <text:p text:style-name="P2"/>
            <text:p text:style-name="P2"><text:soft-page-break/></text:p>
            <text:p text:style-name="P2"/>
            <text:p text:style-name="P2"/>
            <text:p text:style-name="P2">5</text:p>
            <text:p text:style-name="P3"/>
            <text:p text:style-name="P2">10</text:p>
            <text:p text:style-name="P3"/>
            <text:p text:style-name="P2">20</text:p>
          </table:table-cell>
          <table:table-cell table:style-name="Таблица7.A1" office:value-type="string">
            <text:p text:style-name="P28"><text:span text:style-name="T6">Титульный лист печатного издания, страница «содержание» сборника, в котором помещена публикация, интернет-адрес, </text:span><text:soft-page-break/><text:span text:style-name="T6">скриншот или сертификат.</text:span></text:p>
            <text:p text:style-name="P17"/>
            <text:p text:style-name="P23">Интернет-публикации на порталах, имеющих регистрацию.</text:p>
          </table:table-cell>
          <table:table-cell table:style-name="Таблица7.F1" office:value-type="string">
            <text:p text:style-name="P9"><text:span text:style-name="T7">Указываются публикации, </text:span><text:soft-page-break/><text:span text:style-name="T7">изданные в межаттестационный период</text:span><text:span text:style-name="T8"> </text:span></text:p>
            <text:p text:style-name="P9"><text:span text:style-name="T8">(</text:span><text:span text:style-name="T7">включая интернет-публикации)</text:span></text:p>
            <text:p text:style-name="P20">*для ГБНОУ и ГБУ ДО, находящихся в подчинении Комитета по образованию - уровень образовательного учреждения</text:p>
          </table:table-cell>
        </table:table-row>
        <table:table-row table:style-name="Таблица7.1">
          <table:table-cell table:style-name="Таблица7.A3" table:number-columns-spanned="2" office:value-type="string">
            <text:p text:style-name="P9">2.2</text:p>
          </table:table-cell>
          <table:covered-table-cell/>
          <table:table-cell table:style-name="Таблица7.A3" office:value-type="string">
            <text:p text:style-name="P28">Наличие опубликованных статей, научных публикаций, имеющих соответствующий гриф и выходные данные:</text:p>
            <text:p text:style-name="P28"/>
            <text:p text:style-name="P28">районного уровня*</text:p>
            <text:p text:style-name="P28"/>
            <text:p text:style-name="P28">городского уровня</text:p>
            <text:p text:style-name="P28"/>
            <text:p text:style-name="P28">всероссийского уровня</text:p>
          </table:table-cell>
          <table:table-cell table:style-name="Таблица7.A3" office:value-type="string">
            <text:p text:style-name="P2"/>
            <text:p text:style-name="P2"/>
            <text:p text:style-name="P2"/>
            <text:p text:style-name="P2"/>
            <text:p text:style-name="P2"/>
            <text:p text:style-name="P2">5</text:p>
            <text:p text:style-name="P5"/>
            <text:p text:style-name="P2">10</text:p>
            <text:p text:style-name="P2"/>
            <text:p text:style-name="P2">20</text:p>
          </table:table-cell>
          <table:table-cell table:style-name="Таблица7.A3" office:value-type="string">
            <text:p text:style-name="P18">Титульный лист печатного издания, страница «содержание» сборника, в котором помещена публикация, интернет-адрес, скриншот или сертификат.</text:p>
            <text:p text:style-name="P17"/>
            <text:p text:style-name="P23">Интернет-публикации на порталах, имеющих регистрацию.</text:p>
          </table:table-cell>
          <table:table-cell table:style-name="Таблица7.F3" office:value-type="string">
            <text:p text:style-name="P9"><text:span text:style-name="T7">Указываются публикации, изданные в межаттестационный период</text:span><text:span text:style-name="T8"> </text:span></text:p>
            <text:p text:style-name="P9"><text:span text:style-name="T8">(</text:span><text:span text:style-name="T7">включая интернет-публикации)</text:span></text:p>
            <text:p text:style-name="P20">*для ГБНОУ и ГБУ ДО, находящихся в подчинении Комитета по образованию - уровень образовательного учреждения</text:p>
          </table:table-cell>
        </table:table-row>
        <table:table-row table:style-name="Таблица7.1">
          <table:table-cell table:style-name="Таблица7.A1" table:number-columns-spanned="2" office:value-type="string">
            <text:p text:style-name="P9">2.3</text:p>
          </table:table-cell>
          <table:covered-table-cell/>
          <table:table-cell table:style-name="Таблица7.A1" office:value-type="string">
            <text:p text:style-name="P9">Публичное представление собственного педагогического опыта в форме открытого занятия (мероприятия*)**:</text:p>
            <text:p text:style-name="P9"/>
            <text:p text:style-name="P9">отзыв положительный</text:p>
            <text:p text:style-name="P9"/>
            <text:p text:style-name="P9"><text:s text:c="25"/>или</text:p>
            <text:p text:style-name="P9"/>
            <text:p text:style-name="P9">отзыв положительный, содержит рекомендации к тиражированию<text:span text:style-name="T13"> опыта</text:span></text:p>
            <text:p text:style-name="P11"/>
          </table:table-cell>
          <table:table-cell table:style-name="Таблица7.A1" office:value-type="string">
            <text:p text:style-name="P1"/>
            <text:p text:style-name="P1"/>
            <text:p text:style-name="P1"/>
            <text:p text:style-name="P1"/>
            <text:p text:style-name="P1">60</text:p>
            <text:p text:style-name="P1"/>
            <text:p text:style-name="P1"/>
            <text:p text:style-name="P1"/>
            <text:p text:style-name="P1">80</text:p>
          </table:table-cell>
          <table:table-cell table:style-name="Таблица7.A1" office:value-type="string">
            <text:p text:style-name="P28">Отзывы (не менее 2 занятий (мероприятий) педагогического работника учреждения дополнительного профессионального педагогического образования, методиста соответствующего направления учреждения дополнительного образования детей, председателя районного или городского методического объединения. Отзыв эксперта аттестационной комиссии Комитета по образованию, утвержденного приказом Комитета по образованию «Об утверждении списка экспертов аттестационной комиссии». Отзыв члена жюри профессионального конкурса, утвержденного приказом Комитета по образованию (на момент проведения конкурса).</text:p>
            <text:p text:style-name="P9">Лист регистрации присутствующих на занятии <text:soft-page-break/>(мероприятии), <text:span text:style-name="T6">заверенный </text:span>работодателем. </text:p>
          </table:table-cell>
          <table:table-cell table:style-name="Таблица7.F1" office:value-type="string">
            <text:p text:style-name="P9"><text:span text:style-name="T7">В межаттестационный период</text:span><text:span text:style-name="T8"> </text:span></text:p>
            <text:p text:style-name="P20"/>
            <text:p text:style-name="P9"><text:span text:style-name="T7">*</text:span><text:span text:style-name="T9">мероприятие только для педагога-организатора</text:span></text:p>
            <text:p text:style-name="P20">**суммирование <text:s/>баллов по данным показателям</text:p>
            <text:p text:style-name="P20">не производится</text:p>
          </table:table-cell>
        </table:table-row>
        <table:table-row table:style-name="Таблица7.1">
          <table:table-cell table:style-name="Таблица7.A1" table:number-columns-spanned="2" office:value-type="string">
            <text:p text:style-name="P9">2.4</text:p>
          </table:table-cell>
          <table:covered-table-cell/>
          <table:table-cell table:style-name="Таблица7.A1" office:value-type="string">
            <text:p text:style-name="P9">Выступления на научно-практических конференциях, семинарах, секциях проведение педагогических мастер-классов:</text:p>
            <text:p text:style-name="P28"/>
            <text:p text:style-name="P28">районный уровень* </text:p>
            <text:p text:style-name="P28"/>
            <text:p text:style-name="P28">городской уровень </text:p>
            <text:p text:style-name="P28"/>
            <text:p text:style-name="P28">всероссийский уровень </text:p>
          </table:table-cell>
          <table:table-cell table:style-name="Таблица7.A1" office:value-type="string">
            <text:p text:style-name="P1"/>
            <text:p text:style-name="P2"/>
            <text:p text:style-name="P2"/>
            <text:p text:style-name="P2"/>
            <text:p text:style-name="P2">15</text:p>
            <text:p text:style-name="P2"/>
            <text:p text:style-name="P2">20</text:p>
            <text:p text:style-name="P2"/>
            <text:p text:style-name="P2">30</text:p>
          </table:table-cell>
          <table:table-cell table:style-name="Таблица7.A1" office:value-type="string">
            <text:p text:style-name="P28"><text:span text:style-name="T6">Программа мероприятия или сертификат с указанием темы выступления, заверенные </text:span>работодателем.<text:span text:style-name="T6"> </text:span></text:p>
            <text:p text:style-name="P17"/>
            <text:p text:style-name="P17"/>
            <text:p text:style-name="P17"/>
            <text:p text:style-name="P40">количество баллов по каждому из показателей может суммироваться <text:s/>в зависимости от результативности участия (но не более трех мероприятий)</text:p>
          </table:table-cell>
          <table:table-cell table:style-name="Таблица7.F1" office:value-type="string">
            <text:p text:style-name="P9"><text:span text:style-name="T7">в межаттестационный период</text:span><text:span text:style-name="T8"> </text:span></text:p>
            <text:p text:style-name="P20">*для ГБНОУ и ГБУ ДО, находящихся в подчинении Комитета по образованию - уровень образовательного учреждения</text:p>
          </table:table-cell>
        </table:table-row>
        <table:table-row table:style-name="Таблица7.1">
          <table:table-cell table:style-name="Таблица7.A1" table:number-columns-spanned="2" office:value-type="string">
            <text:p text:style-name="P9">2.5</text:p>
          </table:table-cell>
          <table:covered-table-cell/>
          <table:table-cell table:style-name="Таблица7.A1" office:value-type="string">
            <text:p text:style-name="P9">Методическое руководство:</text:p>
            <text:p text:style-name="P9"/>
            <text:p text:style-name="P28">рабочей группой, временным творческим объединением</text:p>
            <text:p text:style-name="P28"/>
            <text:p text:style-name="P28">районным методическим объединением</text:p>
            <text:p text:style-name="P28"/>
            <text:p text:style-name="P28">городским методическим объединением</text:p>
          </table:table-cell>
          <table:table-cell table:style-name="Таблица7.A1" office:value-type="string">
            <text:p text:style-name="P1"/>
            <text:p text:style-name="P1"/>
            <text:p text:style-name="P1">10</text:p>
            <text:p text:style-name="P1"/>
            <text:p text:style-name="P1"/>
            <text:p text:style-name="P1">20</text:p>
            <text:p text:style-name="P1"/>
            <text:p text:style-name="P1">30</text:p>
          </table:table-cell>
          <table:table-cell table:style-name="Таблица7.A1" office:value-type="string">
            <text:p text:style-name="P9">План работы группы, объединения, заверенный работодателем; анализ деятельности; отзывы.</text:p>
          </table:table-cell>
          <table:table-cell table:style-name="Таблица7.F1" office:value-type="string">
            <text:p text:style-name="P20">В межаттестационный период</text:p>
          </table:table-cell>
        </table:table-row>
        <table:table-row table:style-name="Таблица7.1">
          <table:table-cell table:style-name="Таблица7.A1" table:number-columns-spanned="2" office:value-type="string">
            <text:p text:style-name="P63">2.6</text:p>
          </table:table-cell>
          <table:covered-table-cell/>
          <table:table-cell table:style-name="Таблица7.A1" office:value-type="string">
            <text:p text:style-name="P9">Результативность участия в профессиональных конкурсах, смотрах, выставках, имеющих официальный статус:</text:p>
            <text:p text:style-name="P28">лауреат (дипломант) конкурса районного (муниципального) уровня</text:p>
            <text:p text:style-name="P28"/>
            <text:p text:style-name="P28">лауреат (дипломант) конкурса городского уровня</text:p>
            <text:p text:style-name="P28"/>
            <text:p text:style-name="P28">лауреат (дипломант) конкурса Северо-Западного Федерального округа</text:p>
            <text:p text:style-name="P28"/>
            <text:p text:style-name="P28">лауреат (дипломант) конкурса всероссийского уровня</text:p>
            <text:p text:style-name="P28"/>
            <text:p text:style-name="P28">лауреат (дипломант) всероссийского конкурса, проводимого Министерством <text:soft-page-break/>просвещения Российской Федерации</text:p>
            <text:p text:style-name="P28"/>
            <text:p text:style-name="P28">победитель конкурса районного (муниципального) уровня</text:p>
            <text:p text:style-name="P28"/>
            <text:p text:style-name="P28">победитель конкурса городского уровня*</text:p>
            <text:p text:style-name="P28"/>
            <text:p text:style-name="P28">победитель конкурса Северо-Западного Федерального округа</text:p>
            <text:p text:style-name="P28"/>
            <text:p text:style-name="P28">победитель конкурса всероссийского уровня</text:p>
            <text:p text:style-name="P28"/>
            <text:p text:style-name="P28">победитель всероссийского конкурса, проводимого Министерством просвещения Российской Федерации</text:p>
            <text:p text:style-name="P28"/>
          </table:table-cell>
          <table:table-cell table:style-name="Таблица7.A1" office:value-type="string">
            <text:p text:style-name="P1"/>
            <text:p text:style-name="P2"/>
            <text:p text:style-name="P2"/>
            <text:p text:style-name="P2"/>
            <text:p text:style-name="P2"/>
            <text:p text:style-name="P2">10</text:p>
            <text:p text:style-name="P28"/>
            <text:p text:style-name="P2">15</text:p>
            <text:p text:style-name="P2"/>
            <text:p text:style-name="P2"/>
            <text:p text:style-name="P2">20</text:p>
            <text:p text:style-name="P2"/>
            <text:p text:style-name="P2"/>
            <text:p text:style-name="P28"><text:s text:c="5"/>30</text:p>
            <text:p text:style-name="P2"/>
            <text:p text:style-name="P2"/>
            <text:p text:style-name="P2">50</text:p>
            <text:p text:style-name="P2"/>
            <text:p text:style-name="P28"><text:soft-page-break/></text:p>
            <text:p text:style-name="P2"/>
            <text:p text:style-name="P2">30</text:p>
            <text:p text:style-name="P2"/>
            <text:p text:style-name="P2"/>
            <text:p text:style-name="P2">40</text:p>
            <text:p text:style-name="P28"/>
            <text:p text:style-name="P2">50</text:p>
            <text:p text:style-name="P2"/>
            <text:p text:style-name="P2"/>
            <text:p text:style-name="P2">70</text:p>
            <text:p text:style-name="P28"/>
            <text:p text:style-name="P2"/>
            <text:p text:style-name="P2">300</text:p>
          </table:table-cell>
          <table:table-cell table:style-name="Таблица7.A1" office:value-type="string">
            <text:p text:style-name="P9"><text:span text:style-name="T6">Копии грамот, дипломов, приказов (распоряжений), заверенные </text:span>работодателем.</text:p>
            <text:p text:style-name="P9"/>
            <text:p text:style-name="P9"/>
            <text:p text:style-name="P39">количество баллов по каждому из показателей может суммироваться <text:s/>в зависимости от результативности участия (но не более трех мероприятий)</text:p>
          </table:table-cell>
          <table:table-cell table:style-name="Таблица7.F1" office:value-type="string">
            <text:p text:style-name="P9"><text:span text:style-name="T7">В межаттестационный период</text:span><text:span text:style-name="T8">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вне зависимости от года участия</text:p>
            <text:p text:style-name="P20">(начиная с победителя городского уровня)</text:p>
          </table:table-cell>
        </table:table-row>
        <table:table-row table:style-name="Таблица7.18">
          <table:table-cell table:style-name="Таблица7.A3" table:number-columns-spanned="2" office:value-type="string">
            <text:p text:style-name="P63">2.7</text:p>
          </table:table-cell>
          <table:covered-table-cell/>
          <table:table-cell table:style-name="Таблица7.A3" office:value-type="string">
            <text:p text:style-name="P58">Общественная активность педагога: участие в экспертных комиссиях, в жюри конкурсов, олимпиад, фестивалей.*</text:p>
          </table:table-cell>
          <table:table-cell table:style-name="Таблица7.A3" office:value-type="string">
            <text:p text:style-name="P59">40</text:p>
          </table:table-cell>
          <table:table-cell table:style-name="Таблица7.A3" office:value-type="string">
            <text:p text:style-name="P15">Копии приказов, распоряжений, сертификатов, заверенные работодателем.</text:p>
          </table:table-cell>
          <table:table-cell table:style-name="Таблица7.F3" office:value-type="string">
            <text:p text:style-name="P20">В межаттестационный период</text:p>
            <text:p text:style-name="P20">*начиная с районного уровня</text:p>
          </table:table-cell>
        </table:table-row>
        <table:table-row table:style-name="Таблица7.1">
          <table:table-cell table:style-name="Таблица7.A3" table:number-columns-spanned="2" office:value-type="string">
            <text:p text:style-name="P63">2.8</text:p>
          </table:table-cell>
          <table:covered-table-cell/>
          <table:table-cell table:style-name="Таблица7.A3" office:value-type="string">
            <text:p text:style-name="P62">Расширение социальных связей, использование социокультурного пространства города в образовательном процессе</text:p>
          </table:table-cell>
          <table:table-cell table:style-name="Таблица7.A3" office:value-type="string">
            <text:p text:style-name="P64">20</text:p>
          </table:table-cell>
          <table:table-cell table:style-name="Таблица7.A3" office:value-type="string">
            <text:p text:style-name="P9">Совместные проекты, программы мероприятий, отзывы.</text:p>
          </table:table-cell>
          <table:table-cell table:style-name="Таблица7.F3" office:value-type="string">
            <text:p text:style-name="P20">В межаттестационный период</text:p>
          </table:table-cell>
        </table:table-row>
        <table:table-row table:style-name="Таблица7.1">
          <table:table-cell table:style-name="Таблица7.A3" table:number-columns-spanned="2" office:value-type="string">
            <text:p text:style-name="P63">2.9</text:p>
          </table:table-cell>
          <table:covered-table-cell/>
          <table:table-cell table:style-name="Таблица7.A3" office:value-type="string">
            <text:p text:style-name="P9">Наличие <text:s/>программы*:</text:p>
            <text:p text:style-name="P9">-образовательной модифицированной</text:p>
            <text:p text:style-name="P9">-досуговой краткосрочной</text:p>
            <text:p text:style-name="P9">-досуговой длительной</text:p>
          </table:table-cell>
          <table:table-cell table:style-name="Таблица7.A3" office:value-type="string">
            <text:p text:style-name="P1"/>
            <text:p text:style-name="P1">20</text:p>
            <text:p text:style-name="P1">10</text:p>
            <text:p text:style-name="P1">20</text:p>
          </table:table-cell>
          <table:table-cell table:style-name="Таблица7.A3" office:value-type="string">
            <text:p text:style-name="P9">Образовательная программа, утвержденная работодателем;<text:span text:style-name="T12"> </text:span></text:p>
            <text:p text:style-name="P9">досуговая программа, утвержденная <text:s/>работодателем.</text:p>
          </table:table-cell>
          <table:table-cell table:style-name="Таблица7.F3" office:value-type="string">
            <text:p text:style-name="P20">В межаттестационный период</text:p>
            <text:p text:style-name="P20">*предоставление программы обязательно</text:p>
          </table:table-cell>
        </table:table-row>
        <table:table-row table:style-name="Таблица7.1">
          <table:table-cell table:style-name="Таблица7.A3" table:number-columns-spanned="2" office:value-type="string">
            <text:p text:style-name="P63">2.10</text:p>
          </table:table-cell>
          <table:covered-table-cell/>
          <table:table-cell table:style-name="Таблица7.A3" office:value-type="string">
            <text:p text:style-name="P9">Программа деятельности*</text:p>
            <text:p text:style-name="P62">-наличие</text:p>
            <text:p text:style-name="P62">-соответствие функционалу</text:p>
            <text:p text:style-name="P62">-эффективность реализации</text:p>
          </table:table-cell>
          <table:table-cell table:style-name="Таблица7.A3" office:value-type="string">
            <text:p text:style-name="P1"/>
            <text:p text:style-name="P1">10</text:p>
            <text:p text:style-name="P1">10</text:p>
            <text:p text:style-name="P1">20</text:p>
          </table:table-cell>
          <table:table-cell table:style-name="Таблица7.A3" office:value-type="string">
            <text:p text:style-name="P9">Программа, утвержденная <text:s/>работодателем; должностная инструкция (функциональные обязанности); материалы, подтверждающие эффективность реализации, заверенные <text:s/>работодателем</text:p>
          </table:table-cell>
          <table:table-cell table:style-name="Таблица7.F3" office:value-type="string">
            <text:p text:style-name="P20">В межаттестационный период</text:p>
            <text:p text:style-name="P20">*предоставление программы обязательно</text:p>
            <text:p text:style-name="P19">только</text:p>
            <text:p text:style-name="P19"><text:soft-page-break/>для воспитателя, педагога-организатора</text:p>
          </table:table-cell>
        </table:table-row>
        <table:table-row table:style-name="Таблица7.1">
          <table:table-cell table:style-name="Таблица7.A3" table:number-columns-spanned="2" office:value-type="string">
            <text:p text:style-name="P63">2.11</text:p>
          </table:table-cell>
          <table:covered-table-cell/>
          <table:table-cell table:style-name="Таблица7.A3" office:value-type="string">
            <text:p text:style-name="P9">Репертуар к образовательной программе</text:p>
            <text:p text:style-name="P9"/>
            <text:p text:style-name="P9"/>
          </table:table-cell>
          <table:table-cell table:style-name="Таблица7.A3" office:value-type="string">
            <text:p text:style-name="P1">15</text:p>
            <text:p text:style-name="P1"/>
          </table:table-cell>
          <table:table-cell table:style-name="Таблица7.A3" office:value-type="string">
            <text:p text:style-name="P9">Перечень музыкальных произведений, используемых в образовательном процессе.</text:p>
          </table:table-cell>
          <table:table-cell table:style-name="Таблица7.F3" office:value-type="string">
            <text:p text:style-name="P20">В межаттестационный период</text:p>
            <text:p text:style-name="P19"><text:s/>только для концертмейстера</text:p>
          </table:table-cell>
        </table:table-row>
        <table:table-row table:style-name="Таблица7.1">
          <table:table-cell table:style-name="Таблица7.A1" table:number-columns-spanned="2" office:value-type="string">
            <text:p text:style-name="P63">2.12</text:p>
          </table:table-cell>
          <table:covered-table-cell/>
          <table:table-cell table:style-name="Таблица7.A1" office:value-type="string">
            <text:p text:style-name="P9">Перечень музыкального материала к занятиям</text:p>
          </table:table-cell>
          <table:table-cell table:style-name="Таблица7.A1" office:value-type="string">
            <text:p text:style-name="P1">10</text:p>
          </table:table-cell>
          <table:table-cell table:style-name="Таблица7.A1" office:value-type="string">
            <text:p text:style-name="P22">Перечень, заверенный работодателем.</text:p>
          </table:table-cell>
          <table:table-cell table:style-name="Таблица7.F1" office:value-type="string">
            <text:p text:style-name="P20">В межаттестационный период</text:p>
            <text:p text:style-name="P19">только для концертмейстера</text:p>
          </table:table-cell>
        </table:table-row>
        <table:table-row table:style-name="Таблица7.1">
          <table:table-cell table:style-name="Таблица7.A3" table:number-columns-spanned="2" office:value-type="string">
            <text:p text:style-name="P63">2.13</text:p>
          </table:table-cell>
          <table:covered-table-cell/>
          <table:table-cell table:style-name="Таблица7.A3" office:value-type="string">
            <text:p text:style-name="P15">Использование электронных образовательных ресурсов (ЭОР) в образовательном процессе:</text:p>
            <text:p text:style-name="P18"/>
            <text:p text:style-name="P18">созданных самостоятельно</text:p>
            <text:p text:style-name="P18"/>
            <text:p text:style-name="P18">наличие страницы на сайте образовательного учреждения и др.</text:p>
          </table:table-cell>
          <table:table-cell table:style-name="Таблица7.A3" office:value-type="string">
            <text:p text:style-name="P1"/>
            <text:p text:style-name="P1"/>
            <text:p text:style-name="P1"/>
            <text:p text:style-name="P1"/>
            <text:p text:style-name="P1">15</text:p>
            <text:p text:style-name="P1"/>
            <text:p text:style-name="P1">10</text:p>
            <text:p text:style-name="P4"/>
          </table:table-cell>
          <table:table-cell table:style-name="Таблица7.A3" office:value-type="string">
            <text:p text:style-name="P28">Скриншоты страниц сайтов, презентация к 1 занятию (мероприятию), проводимому с использованием ЭОР.</text:p>
            <text:p text:style-name="P9"/>
          </table:table-cell>
          <table:table-cell table:style-name="Таблица7.F3" office:value-type="string">
            <text:p text:style-name="P20">В межаттестационный период</text:p>
            <text:p text:style-name="P21"/>
          </table:table-cell>
        </table:table-row>
        <table:table-row table:style-name="Таблица7.1">
          <table:table-cell table:style-name="Таблица7.A3" table:number-columns-spanned="2" office:value-type="string">
            <text:p text:style-name="P63">2.14</text:p>
          </table:table-cell>
          <table:covered-table-cell/>
          <table:table-cell table:style-name="Таблица7.A3" office:value-type="string">
            <text:p text:style-name="P28">Использование элементов дистанционного обучения участников образовательного процесса</text:p>
            <text:p text:style-name="P28"/>
          </table:table-cell>
          <table:table-cell table:style-name="Таблица7.A3" office:value-type="string">
            <text:p text:style-name="P2">10</text:p>
            <text:p text:style-name="P2"/>
          </table:table-cell>
          <table:table-cell table:style-name="Таблица7.A3" office:value-type="string">
            <text:p text:style-name="P28">Материалы, подтверждающие использование дистанционного обучения участников образовательного процесса: воспитанников, родителей, педагогов.</text:p>
          </table:table-cell>
          <table:table-cell table:style-name="Таблица7.F3" office:value-type="string">
            <text:p text:style-name="P9"><text:span text:style-name="T7">В межаттестационный период</text:span><text:span text:style-name="T8"> </text:span></text:p>
          </table:table-cell>
        </table:table-row>
        <table:table-row table:style-name="Таблица7.1">
          <table:table-cell table:style-name="Таблица7.A1" table:number-columns-spanned="2" office:value-type="string">
            <text:p text:style-name="P63">2.15</text:p>
          </table:table-cell>
          <table:covered-table-cell/>
          <table:table-cell table:style-name="Таблица7.A1" office:value-type="string">
            <text:p text:style-name="P9">Участие педагогического работника в инновационной, экспериментальной и исследовательской <text:s/>деятельности:</text:p>
            <text:p text:style-name="P9">-опыт участия в инновационной, экспериментальной и исследовательской <text:s/>деятельности</text:p>
            <text:p text:style-name="P9">-наличие инновационного продукта</text:p>
            <text:p text:style-name="P9"/>
          </table:table-cell>
          <table:table-cell table:style-name="Таблица7.A1" office:value-type="string">
            <text:p text:style-name="P1"/>
            <text:p text:style-name="P9"/>
            <text:p text:style-name="P1"/>
            <text:p text:style-name="P1">20</text:p>
            <text:p text:style-name="P1"/>
            <text:p text:style-name="P1"/>
            <text:p text:style-name="P1">50</text:p>
          </table:table-cell>
          <table:table-cell table:style-name="Таблица7.A1" office:value-type="string">
            <text:p text:style-name="P9">Инновационные продукты (описание); экспертные заключения; официальные документы, подтверждающие работу по данному виду деятельности.</text:p>
          </table:table-cell>
          <table:table-cell table:style-name="Таблица7.F1" office:value-type="string">
            <text:p text:style-name="P20">В межаттестационный период</text:p>
          </table:table-cell>
        </table:table-row>
        <table:table-row table:style-name="Таблица7.1">
          <table:table-cell table:style-name="Таблица7.A1" table:number-columns-spanned="2" office:value-type="string">
            <text:p text:style-name="P63">2.16</text:p>
          </table:table-cell>
          <table:covered-table-cell/>
          <table:table-cell table:style-name="Таблица7.A1" office:value-type="string">
            <text:p text:style-name="P15">Наличие материалов, отражающих работу с родителями*: </text:p>
            <text:p text:style-name="P15">эпизодическая работа</text:p>
            <text:p text:style-name="P15">или</text:p>
            <text:p text:style-name="P18">системность работы <text:s/>с родителями </text:p>
          </table:table-cell>
          <table:table-cell table:style-name="Таблица7.A1" office:value-type="string">
            <text:p text:style-name="P1"/>
            <text:p text:style-name="P1"/>
            <text:p text:style-name="P1">5</text:p>
            <text:p text:style-name="P1"/>
            <text:p text:style-name="P1">20</text:p>
          </table:table-cell>
          <table:table-cell table:style-name="Таблица7.A1" office:value-type="string">
            <text:p text:style-name="P9">План работы с родителями, планы собраний, сценарии мероприятий, фотоотчеты, материалы анкетирования.</text:p>
            <text:p text:style-name="P9"/>
          </table:table-cell>
          <table:table-cell table:style-name="Таблица7.F1" office:value-type="string">
            <text:p text:style-name="P20">В межаттестационный период</text:p>
            <text:p text:style-name="P20">*суммирование <text:s/>баллов по данным показателям</text:p>
            <text:p text:style-name="P20">не производится</text:p>
          </table:table-cell>
        </table:table-row>
        <text:soft-page-break/>
        <table:table-row table:style-name="Таблица7.1">
          <table:table-cell table:style-name="Таблица7.A1" table:number-columns-spanned="2" office:value-type="string">
            <text:p text:style-name="P63">2.17</text:p>
          </table:table-cell>
          <table:covered-table-cell/>
          <table:table-cell table:style-name="Таблица7.A1" office:value-type="string">
            <text:p text:style-name="P34">Исполнение функций наставника</text:p>
          </table:table-cell>
          <table:table-cell table:style-name="Таблица7.A1" office:value-type="string">
            <text:p text:style-name="P68">30</text:p>
          </table:table-cell>
          <table:table-cell table:style-name="Таблица7.A1" office:value-type="string">
            <text:p text:style-name="P28"><text:span text:style-name="T6">Копия локального акта, заверенная </text:span>работодателем.</text:p>
            <text:p text:style-name="P28">(Распоряжение Министерства <text:span text:style-name="T14">просвещения Российской Федерации</text:span> <text:span text:style-name="T14">от 25 декабря 2019 г. № Р-145 «Об утверждении методологии (целевой модели) наставничества обучающихся для организаций, осуществляющих образовательную деятельность по общеобразовательным, дополнительным общеобразовательным и программам среднего профессионального образования, в том числе </text:span></text:p>
            <text:p text:style-name="P54">с применением лучших практик обмена опытом между обучающимися»).</text:p>
          </table:table-cell>
          <table:table-cell table:style-name="Таблица7.F1" office:value-type="string">
            <text:p text:style-name="P9"><text:span text:style-name="T7">В </text:span><text:span text:style-name="T10">межаттестационный период</text:span><text:span text:style-name="T8"> </text:span></text:p>
          </table:table-cell>
        </table:table-row>
        <table:table-row table:style-name="Таблица7.29">
          <table:table-cell table:style-name="Таблица7.A3" table:number-columns-spanned="2" office:value-type="string">
            <text:p text:style-name="P65">3.</text:p>
          </table:table-cell>
          <table:covered-table-cell/>
          <table:table-cell table:style-name="Таблица7.A3" office:value-type="string">
            <text:p text:style-name="P9">Наличие административных взысканий,</text:p>
            <text:p text:style-name="P14">обоснованных жалоб от участников образовательного процесса</text:p>
          </table:table-cell>
          <table:table-cell table:style-name="Таблица7.A3" office:value-type="string">
            <text:p text:style-name="P1">- 100</text:p>
          </table:table-cell>
          <table:table-cell table:style-name="Таблица7.A3" office:value-type="string">
            <text:p text:style-name="P22"><text:span text:style-name="T6">Справка </text:span>работодателя<text:span text:style-name="T6">.</text:span></text:p>
            <text:p text:style-name="P16"/>
          </table:table-cell>
          <table:table-cell table:style-name="Таблица7.F3" office:value-type="string">
            <text:p text:style-name="P20">В период прохождения аттестации</text:p>
          </table:table-cell>
        </table:table-row>
        <table:table-row table:style-name="Таблица7.1">
          <table:table-cell table:style-name="Таблица7.F1" table:number-columns-spanned="6" office:value-type="string">
            <text:p text:style-name="P41">4. Критерии и показатели, дающие дополнительные баллы</text:p>
          </table:table-cell>
          <table:covered-table-cell/>
          <table:covered-table-cell/>
          <table:covered-table-cell/>
          <table:covered-table-cell/>
          <table:covered-table-cell/>
        </table:table-row>
        <table:table-row table:style-name="Таблица7.1">
          <table:table-cell table:style-name="Таблица7.A3" table:number-columns-spanned="2" office:value-type="string">
            <text:p text:style-name="P9">4.1.</text:p>
          </table:table-cell>
          <table:covered-table-cell/>
          <table:table-cell table:style-name="Таблица7.A3" office:value-type="string">
            <text:p text:style-name="P28">Наличие опубликованных <text:span text:style-name="T15">учебно–методических пособий,</text:span> имеющих соответствующий гриф и выходные данные:</text:p>
            <text:p text:style-name="P28"/>
            <text:p text:style-name="P28">районного уровня*</text:p>
            <text:p text:style-name="P28"/>
            <text:p text:style-name="P28">городского уровня</text:p>
            <text:p text:style-name="P28"/>
            <text:p text:style-name="P28">всероссийского уровня</text:p>
          </table:table-cell>
          <table:table-cell table:style-name="Таблица7.A3" office:value-type="string">
            <text:p text:style-name="P28"/>
            <text:p text:style-name="P28"/>
            <text:p text:style-name="P28"/>
            <text:p text:style-name="P28"/>
            <text:p text:style-name="P28"/>
            <text:p text:style-name="P2">10</text:p>
            <text:p text:style-name="P2"/>
            <text:p text:style-name="P2">15</text:p>
            <text:p text:style-name="P2"/>
            <text:p text:style-name="P2">25</text:p>
          </table:table-cell>
          <table:table-cell table:style-name="Таблица7.A3" office:value-type="string">
            <text:p text:style-name="P18">Копии титульного листа печатного издания и страницы с выходными данными, заверенные работодателем.</text:p>
          </table:table-cell>
          <table:table-cell table:style-name="Таблица7.F3" office:value-type="string">
            <text:p text:style-name="P9"><text:span text:style-name="T7">Указываются публикации, изданные в межаттестационный период</text:span><text:span text:style-name="T8"> </text:span></text:p>
            <text:p text:style-name="P9"><text:span text:style-name="T8">(</text:span><text:span text:style-name="T7">включая интернет-публикации)</text:span></text:p>
            <text:p text:style-name="P20">*для ГБНОУ и ГБУ ДО, находящихся в подчинении Комитета по образованию – уровень образовательного учреждения</text:p>
          </table:table-cell>
        </table:table-row>
        <table:table-row table:style-name="Таблица7.32">
          <table:table-cell table:style-name="Таблица7.A1" table:number-columns-spanned="2" office:value-type="string">
            <text:p text:style-name="P9">4.2</text:p>
          </table:table-cell>
          <table:covered-table-cell/>
          <table:table-cell table:style-name="Таблица7.A1" office:value-type="string">
            <text:p text:style-name="P14">Грамоты, благодарности, благодарственные письма в том числе от общественных организаций за успехи в профессиональной деятельности:</text:p>
            <text:p text:style-name="P14"/>
            <text:p text:style-name="P14">районный (муниципальный) уровень</text:p>
            <text:p text:style-name="P14"/>
            <text:p text:style-name="P14">городской уровень</text:p>
            <text:p text:style-name="P14"/>
            <text:p text:style-name="P14">всероссийский уровень</text:p>
            <text:p text:style-name="P14"/>
          </table:table-cell>
          <table:table-cell table:style-name="Таблица7.A1" office:value-type="string">
            <text:p text:style-name="P2"/>
            <text:p text:style-name="P2"/>
            <text:p text:style-name="P2"/>
            <text:p text:style-name="P2"/>
            <text:p text:style-name="P2"/>
            <text:p text:style-name="P2">10</text:p>
            <text:p text:style-name="P2"/>
            <text:p text:style-name="P2">15</text:p>
            <text:p text:style-name="P2"/>
            <text:p text:style-name="P2">20</text:p>
          </table:table-cell>
          <table:table-cell table:style-name="Таблица7.A1" office:value-type="string">
            <text:p text:style-name="P9">Копии грамот, благодарностей, благодарственных писем, заверенные работодателем.</text:p>
          </table:table-cell>
          <table:table-cell table:style-name="Таблица7.F1" office:value-type="string">
            <text:p text:style-name="P9"><text:span text:style-name="T7">В межаттестационный период</text:span><text:span text:style-name="T8"> </text:span></text:p>
            <text:p text:style-name="P20"/>
            <text:p text:style-name="P20"/>
            <text:p text:style-name="P20"/>
            <text:p text:style-name="P20"/>
            <text:p text:style-name="P20"/>
            <text:p text:style-name="P20"/>
            <text:p text:style-name="P20"/>
            <text:p text:style-name="P20"/>
            <text:p text:style-name="P20"/>
          </table:table-cell>
        </table:table-row>
        <text:soft-page-break/>
        <table:table-row table:style-name="Таблица7.33">
          <table:table-cell table:style-name="Таблица7.A1" table:number-columns-spanned="2" office:value-type="string">
            <text:p text:style-name="P9">4.3</text:p>
          </table:table-cell>
          <table:covered-table-cell/>
          <table:table-cell table:style-name="Таблица7.A1" office:value-type="string">
            <text:p text:style-name="P14">Премии Правительства Санкт-Петербурга </text:p>
            <text:p text:style-name="P14"/>
          </table:table-cell>
          <table:table-cell table:style-name="Таблица7.A1" office:value-type="string">
            <text:p text:style-name="P2">30</text:p>
          </table:table-cell>
          <table:table-cell table:style-name="Таблица7.A1" office:value-type="string">
            <text:p text:style-name="P9"><text:span text:style-name="T6">Копия сертификата на получение премии, </text:span>заверенная работодателем,<text:span text:style-name="T6"> Постановление Правительства </text:span></text:p>
            <text:p text:style-name="P15">Санкт-Петербурга</text:p>
          </table:table-cell>
          <table:table-cell table:style-name="Таблица7.F1" office:value-type="string">
            <text:p text:style-name="P21"/>
          </table:table-cell>
        </table:table-row>
        <table:table-row table:style-name="Таблица7.33">
          <table:table-cell table:style-name="Таблица7.A1" table:number-columns-spanned="2" office:value-type="string">
            <text:p text:style-name="P9">4.4</text:p>
          </table:table-cell>
          <table:covered-table-cell/>
          <table:table-cell table:style-name="Таблица7.A1" office:value-type="string">
            <text:p text:style-name="P9"><text:span text:style-name="T11">Награды</text:span><text:span text:style-name="T2"> </text:span><text:span text:style-name="T11">за успехи в профессиональной деятельности:</text:span></text:p>
            <text:p text:style-name="P14"/>
            <text:p text:style-name="P14">региональные награды</text:p>
            <text:p text:style-name="P14"/>
            <text:p text:style-name="P14">ведомственные награды</text:p>
            <text:p text:style-name="P14"/>
            <text:p text:style-name="P14">государственные награды</text:p>
          </table:table-cell>
          <table:table-cell table:style-name="Таблица7.A1" office:value-type="string">
            <text:p text:style-name="P2"/>
            <text:p text:style-name="P2"/>
            <text:p text:style-name="P2"/>
            <text:p text:style-name="P2">30</text:p>
            <text:p text:style-name="P2"/>
            <text:p text:style-name="P2">50</text:p>
            <text:p text:style-name="P2"/>
            <text:p text:style-name="P2">150</text:p>
          </table:table-cell>
          <table:table-cell table:style-name="Таблица7.A1" office:value-type="string">
            <text:p text:style-name="P9"><text:span text:style-name="T6">Копия удостоверения, грамоты, благодарности, </text:span>заверенная работодателем.</text:p>
          </table:table-cell>
          <table:table-cell table:style-name="Таблица7.F1" office:value-type="string">
            <text:p text:style-name="P21"/>
          </table:table-cell>
        </table:table-row>
        <table:table-row table:style-name="Таблица7.1">
          <table:table-cell table:style-name="Таблица7.A1" table:number-columns-spanned="3" office:value-type="string">
            <text:p text:style-name="P4">Общее количество баллов:</text:p>
          </table:table-cell>
          <table:covered-table-cell/>
          <table:covered-table-cell/>
          <table:table-cell table:style-name="Таблица7.A1" office:value-type="string">
            <text:p text:style-name="P1"/>
          </table:table-cell>
          <table:table-cell table:style-name="Таблица7.F1" table:number-columns-spanned="2" office:value-type="string">
            <text:p text:style-name="P1"/>
          </table:table-cell>
          <table:covered-table-cell/>
        </table:table-row>
      </table:table>
      <text:p text:style-name="P28"/>
      <text:p text:style-name="P28"><text:span text:style-name="T1">Общее заключение: </text:span>на основании анализа индивидуальной папки <text:s/>_______________________________________________________________</text:p>
      <text:p text:style-name="P28"><text:s text:c="158"/><text:span text:style-name="T3">(Ф.И.О. аттестуемого)</text:span></text:p>
      <text:p text:style-name="P28">_______________________________________________________________________________ можно сделать вывод, что уровень квалификации </text:p>
      <text:p text:style-name="P28"/>
      <text:p text:style-name="P28">___________________________________ соответствует требованиям, предъявляемым к _____________________ квалификационной категории.</text:p>
      <text:p text:style-name="P28"><text:span text:style-name="T3"><text:s text:c="26"/>(должность) <text:s text:c="135"/>(</text:span>первой, высшей<text:span text:style-name="T3">)</text:span></text:p>
      <text:p text:style-name="P24"/>
      <text:p text:style-name="P28"><text:span text:style-name="T1">Рекомендации: </text:span>____________________________________________________________________________________________________________</text:p>
      <text:p text:style-name="P28">___________________________________________________________________________________________________________________________</text:p>
      <text:p text:style-name="P28">___________________________________________________________________________________________________________________________</text:p>
      <text:p text:style-name="P28"/>
      <text:p text:style-name="P28"><text:span text:style-name="T1">Подпись эксперта:</text:span> _________________________________________________________________________________________________________</text:p>
      <text:p text:style-name="P33"/>
      <text:p text:style-name="P66">Сумма баллов для определения квалификационной категории</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2">Педагогические работники</text:p>
          </table:table-cell>
          <table:table-cell table:style-name="Таблица8.A1" office:value-type="string">
            <text:p text:style-name="P2">Количество баллов</text:p>
            <text:p text:style-name="P2">на первую квалификационную категорию</text:p>
          </table:table-cell>
          <table:table-cell table:style-name="Таблица8.C1" office:value-type="string">
            <text:p text:style-name="P2">Количество баллов</text:p>
            <text:p text:style-name="P2">на высшую квалификационную категорию</text:p>
          </table:table-cell>
        </table:table-row>
        <table:table-row table:style-name="Таблица8.2">
          <table:table-cell table:style-name="Таблица8.A2" office:value-type="string">
            <text:p text:style-name="P9">Педагог дополнительного образования</text:p>
          </table:table-cell>
          <table:table-cell table:style-name="Таблица8.A2" office:value-type="string">
            <text:p text:style-name="P25">от 190 <text:s text:c="28"/>до 420 </text:p>
          </table:table-cell>
          <table:table-cell table:style-name="Таблица8.C2" office:value-type="string">
            <text:p text:style-name="P25">420 <text:s text:c="30"/>и выше</text:p>
          </table:table-cell>
        </table:table-row>
        <table:table-row table:style-name="Таблица8.1">
          <table:table-cell table:style-name="Таблица8.A2" office:value-type="string">
            <text:p text:style-name="P62">Педагог-организатор</text:p>
          </table:table-cell>
          <table:table-cell table:style-name="Таблица8.A2" office:value-type="string">
            <text:p text:style-name="P25">от 125 <text:s text:c="28"/>до 300 </text:p>
          </table:table-cell>
          <table:table-cell table:style-name="Таблица8.C2" office:value-type="string">
            <text:p text:style-name="P25">300 <text:s text:c="30"/>и выше</text:p>
          </table:table-cell>
        </table:table-row>
        <table:table-row table:style-name="Таблица8.1">
          <table:table-cell table:style-name="Таблица8.A2" office:value-type="string">
            <text:p text:style-name="P62">Концертмейстер</text:p>
          </table:table-cell>
          <table:table-cell table:style-name="Таблица8.A2" office:value-type="string">
            <text:p text:style-name="P25">от 90 <text:s text:c="28"/>до 180 </text:p>
          </table:table-cell>
          <table:table-cell table:style-name="Таблица8.C2" office:value-type="string">
            <text:p text:style-name="P25">180 <text:s text:c="30"/>и выше</text:p>
          </table:table-cell>
        </table:table-row>
        <table:table-row table:style-name="Таблица8.1">
          <table:table-cell table:style-name="Таблица8.A2" office:value-type="string">
            <text:p text:style-name="P62">Инструктор по физической культуре</text:p>
          </table:table-cell>
          <table:table-cell table:style-name="Таблица8.A2" office:value-type="string">
            <text:p text:style-name="P25">от 90 <text:s text:c="28"/>до 135 </text:p>
          </table:table-cell>
          <table:table-cell table:style-name="Таблица8.C2" office:value-type="string">
            <text:p text:style-name="P25">135 <text:s text:c="30"/>и выше</text:p>
          </table:table-cell>
        </table:table-row>
        <table:table-row table:style-name="Таблица8.1">
          <table:table-cell table:style-name="Таблица8.A2" office:value-type="string">
            <text:p text:style-name="P62">Воспитатель</text:p>
          </table:table-cell>
          <table:table-cell table:style-name="Таблица8.A2" office:value-type="string">
            <text:p text:style-name="P25">от 65 <text:s text:c="28"/>до 160 </text:p>
          </table:table-cell>
          <table:table-cell table:style-name="Таблица8.C2" office:value-type="string">
            <text:p text:style-name="P25">160 <text:s text:c="30"/>и выше</text:p>
          </table:table-cell>
        </table:table-row>
      </table:table>
      <text:p text:style-name="P67">ФОРМА 5</text:p>
      <text:p text:style-name="P3">Экспертное заключение об уровне профессиональной деятельности </text:p>
      <text:p text:style-name="P3">педагога-психолога, социального педагога</text:p>
      <text:p text:style-name="P31"/>
      <text:p text:style-name="P43">(Ф.И.О. аттестуемого, место работы, должность)</text:p>
      <text:p text:style-name="P6"/>
      <text:p text:style-name="P43">______________________________________________________________________________________________________________________________________</text:p>
      <text:p text:style-name="P8"/>
      <text:p text:style-name="P28">Эксперт: ________________________________________________________________________________________________________________________</text:p>
      <text:p text:style-name="P28"><text:s text:c="57"/><text:span text:style-name="T3">(Ф.И.О., место работы, должность эксперта)</text:span></text:p>
      <text:p text:style-name="P28">провел(а) экспертизу в форме анализа индивидуальной папки <text:s/>___________________________________________________________________</text:p>
      <text:p text:style-name="P28"><text:s text:c="154"/><text:span text:style-name="T3">(дата проведения экспертизы)</text:span></text:p>
      <text:p text:style-name="P2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office:value-type="string">
            <text:p text:style-name="P44">№</text:p>
          </table:table-cell>
          <table:table-cell table:style-name="Таблица9.A1" table:number-columns-spanned="2" office:value-type="string">
            <text:p text:style-name="P44">Критерии и показатели</text:p>
          </table:table-cell>
          <table:covered-table-cell/>
          <table:table-cell table:style-name="Таблица9.A1" office:value-type="string">
            <text:p text:style-name="P44">Баллы</text:p>
          </table:table-cell>
          <table:table-cell table:style-name="Таблица9.A1" office:value-type="string">
            <text:p text:style-name="P9"><text:span text:style-name="T5">Наличие подтверждающих документов в </text:span><text:span text:style-name="T4">индивидуальной папке <text:s/></text:span></text:p>
          </table:table-cell>
          <table:table-cell table:style-name="Таблица9.F1" office:value-type="string">
            <text:p text:style-name="P44">Примечания</text:p>
          </table:table-cell>
        </table:table-row>
        <table:table-row table:style-name="Таблица9.1">
          <table:table-cell table:style-name="Таблица9.F1" table:number-columns-spanned="6" office:value-type="string">
            <text:p text:style-name="P41">1. Результаты, достигнутые обучающимися (воспитанниками) в процессе развития и показатели динамики их достижений</text:p>
          </table:table-cell>
          <table:covered-table-cell/>
          <table:covered-table-cell/>
          <table:covered-table-cell/>
          <table:covered-table-cell/>
          <table:covered-table-cell/>
        </table:table-row>
        <table:table-row table:style-name="Таблица9.3">
          <table:table-cell table:style-name="Таблица9.A3" table:number-columns-spanned="2" office:value-type="string">
            <text:p text:style-name="P9">1.1</text:p>
          </table:table-cell>
          <table:covered-table-cell/>
          <table:table-cell table:style-name="Таблица9.A3" office:value-type="string">
            <text:p text:style-name="P58">Наличие положительных результатов коррекции развития, адаптации обучающихся и воспитанников*</text:p>
          </table:table-cell>
          <table:table-cell table:style-name="Таблица9.A3" office:value-type="string">
            <text:p text:style-name="P2">60</text:p>
            <text:p text:style-name="P2"/>
            <text:p text:style-name="P2"/>
            <text:p text:style-name="P28"/>
          </table:table-cell>
          <table:table-cell table:style-name="Таблица9.A3" office:value-type="string">
            <text:p text:style-name="P28">Аналитическая справка о результатах <text:s/>коррекционной работы (за 2-3 года), заверенная работодателем.</text:p>
          </table:table-cell>
          <table:table-cell table:style-name="Таблица9.F3" office:value-type="string">
            <text:p text:style-name="P9"><text:span text:style-name="T7">В межаттестационный период</text:span><text:span text:style-name="T8"> </text:span></text:p>
            <text:p text:style-name="P19">*только для педагог-психолога</text:p>
          </table:table-cell>
        </table:table-row>
        <table:table-row table:style-name="Таблица9.3">
          <table:table-cell table:style-name="Таблица9.A3" table:number-columns-spanned="2" office:value-type="string">
            <text:p text:style-name="P9">1.2</text:p>
          </table:table-cell>
          <table:covered-table-cell/>
          <table:table-cell table:style-name="Таблица9.A3" office:value-type="string">
            <text:p text:style-name="P58">Положительная динамика <text:s/>профилактики и реабилитации девиантного поведения обучающихся и воспитанников</text:p>
          </table:table-cell>
          <table:table-cell table:style-name="Таблица9.A3" office:value-type="string">
            <text:p text:style-name="P2">10</text:p>
          </table:table-cell>
          <table:table-cell table:style-name="Таблица9.A3" office:value-type="string">
            <text:p text:style-name="P9">Сравнение данных о постановке на учёт и снятии с учёта в КДН и ЗП, <text:s/>в ОДН, на контроль в совете по профилактике в школе (<text:span text:style-name="T12">за последние 2-3 года <text:s/>и в сравнении с показателями по району).</text:span></text:p>
          </table:table-cell>
          <table:table-cell table:style-name="Таблица9.F3" office:value-type="string">
            <text:p text:style-name="P9"><text:span text:style-name="T7">В межаттестационный период</text:span><text:span text:style-name="T8"> </text:span></text:p>
            <text:p text:style-name="P20"/>
          </table:table-cell>
        </table:table-row>
        <table:table-row table:style-name="Таблица9.5">
          <table:table-cell table:style-name="Таблица9.A3" table:number-columns-spanned="2" office:value-type="string">
            <text:p text:style-name="P9">1.3</text:p>
          </table:table-cell>
          <table:covered-table-cell/>
          <table:table-cell table:style-name="Таблица9.A3" office:value-type="string">
            <text:p text:style-name="P60">Повышение количества фактов раннего выявления <text:s/>трудных жизненных ситуаций и качества методов диагностики, соответствующих социальному составу обучающихся и воспитанников</text:p>
          </table:table-cell>
          <table:table-cell table:style-name="Таблица9.A3" office:value-type="string">
            <text:p text:style-name="P2">20</text:p>
          </table:table-cell>
          <table:table-cell table:style-name="Таблица9.A3" office:value-type="string">
            <text:p text:style-name="P28">Справка о раннем выявлении и своевременном включении специалиста в решение проблем социальной жизни детей, заверенная работодателем.</text:p>
          </table:table-cell>
          <table:table-cell table:style-name="Таблица9.F3" office:value-type="string">
            <text:p text:style-name="P46">В межаттестационный период</text:p>
            <text:p text:style-name="P28"/>
          </table:table-cell>
        </table:table-row>
        <table:table-row table:style-name="Таблица9.3">
          <table:table-cell table:style-name="Таблица9.A1" table:number-columns-spanned="2" office:value-type="string">
            <text:p text:style-name="P9">1.4</text:p>
          </table:table-cell>
          <table:covered-table-cell/>
          <table:table-cell table:style-name="Таблица9.A1" office:value-type="string">
            <text:p text:style-name="P32"><text:span text:style-name="T11">Увеличение количества обращений детей, родителей и педагогов за социально-</text:span><text:soft-page-break/><text:span text:style-name="T11">педагогической помощью и разрешение поставленных ими проблем</text:span></text:p>
          </table:table-cell>
          <table:table-cell table:style-name="Таблица9.A1" office:value-type="string">
            <text:p text:style-name="P2">10</text:p>
          </table:table-cell>
          <table:table-cell table:style-name="Таблица9.A1" office:value-type="string">
            <text:p text:style-name="P28">Документы регистрации обращений, учёта действий и контроля результатов, заверенные работодателем.</text:p>
            <text:p text:style-name="P28">Акты обследования условий жизни учащихся совместно с <text:s/><text:soft-page-break/>органами опеки муниципалитета, ОДН.</text:p>
          </table:table-cell>
          <table:table-cell table:style-name="Таблица9.F1" office:value-type="string">
            <text:p text:style-name="P46">В межаттестационный период</text:p>
            <text:p text:style-name="P28"><text:soft-page-break/></text:p>
          </table:table-cell>
        </table:table-row>
        <table:table-row table:style-name="Таблица9.3">
          <table:table-cell table:style-name="Таблица9.A3" table:number-columns-spanned="2" office:value-type="string">
            <text:p text:style-name="P9">1.5</text:p>
          </table:table-cell>
          <table:covered-table-cell/>
          <table:table-cell table:style-name="Таблица9.A3" office:value-type="string">
            <text:p text:style-name="P60">Стимулирование и развитие социально-значимой деятельности обучающихся</text:p>
          </table:table-cell>
          <table:table-cell table:style-name="Таблица9.A3" office:value-type="string">
            <text:p text:style-name="P2">20</text:p>
          </table:table-cell>
          <table:table-cell table:style-name="Таблица9.A3" office:value-type="string">
            <text:p text:style-name="P28">Справка работодателя об участии обучающихся и воспитанников в социальных проектах, волонтерском <text:s/>движении, в клубной и культурно – массовой работе по пропаганде правил, правопорядка, здорового образа жизни.</text:p>
          </table:table-cell>
          <table:table-cell table:style-name="Таблица9.F3" office:value-type="string">
            <text:p text:style-name="P46">В межаттестационный период</text:p>
            <text:p text:style-name="P28"/>
          </table:table-cell>
        </table:table-row>
        <table:table-row table:style-name="Таблица9.1">
          <table:table-cell table:style-name="Таблица9.F1" table:number-columns-spanned="6" office:value-type="string">
            <text:p text:style-name="P4">2. Вклад в повышение качества образования, распространение собственного опыта, использование новых образовательных технологий</text:p>
          </table:table-cell>
          <table:covered-table-cell/>
          <table:covered-table-cell/>
          <table:covered-table-cell/>
          <table:covered-table-cell/>
          <table:covered-table-cell/>
        </table:table-row>
        <table:table-row table:style-name="Таблица9.1">
          <table:table-cell table:style-name="Таблица9.A1" table:number-columns-spanned="2" office:value-type="string">
            <text:p text:style-name="P9">2.1</text:p>
          </table:table-cell>
          <table:covered-table-cell/>
          <table:table-cell table:style-name="Таблица9.A1" office:value-type="string">
            <text:p text:style-name="P9">Наличие <text:s/>программы психолого-педагогического сопровождения образовательного процесса</text:p>
          </table:table-cell>
          <table:table-cell table:style-name="Таблица9.A1" office:value-type="string">
            <text:p text:style-name="P1">20</text:p>
          </table:table-cell>
          <table:table-cell table:style-name="Таблица9.A1" office:value-type="string">
            <text:p text:style-name="P9">Программа, утвержденная работодателем.</text:p>
            <text:p text:style-name="P9"/>
          </table:table-cell>
          <table:table-cell table:style-name="Таблица9.F1" office:value-type="string">
            <text:p text:style-name="P20">В межаттестационный период</text:p>
          </table:table-cell>
        </table:table-row>
        <table:table-row table:style-name="Таблица9.1">
          <table:table-cell table:style-name="Таблица9.A1" table:number-columns-spanned="2" office:value-type="string">
            <text:p text:style-name="P9">2.2</text:p>
          </table:table-cell>
          <table:covered-table-cell/>
          <table:table-cell table:style-name="Таблица9.A1" office:value-type="string">
            <text:p text:style-name="P9">Организация и содержание психодиагностической работы*:</text:p>
            <text:p text:style-name="P9">- наличие, валидность и достаточность психодиагностических методик;</text:p>
            <text:p text:style-name="P9">- наличие систематизированных и проанализированных данных психодиагностических исследований;</text:p>
            <text:p text:style-name="P9">- наличие системного мониторинга психодиагностических показателей;</text:p>
          </table:table-cell>
          <table:table-cell table:style-name="Таблица9.A1" office:value-type="string">
            <text:p text:style-name="P9"/>
            <text:p text:style-name="P1"/>
            <text:p text:style-name="P1">10</text:p>
            <text:p text:style-name="P1"/>
            <text:p text:style-name="P1">15</text:p>
            <text:p text:style-name="P1"/>
            <text:p text:style-name="P9"/>
            <text:p text:style-name="P1">20</text:p>
            <text:p text:style-name="P1"/>
          </table:table-cell>
          <table:table-cell table:style-name="Таблица9.A1" office:value-type="string">
            <text:p text:style-name="P9">Наличие справок и отзывов методических служб; представление соответствующих учетных документов, заверенных работодателем.</text:p>
          </table:table-cell>
          <table:table-cell table:style-name="Таблица9.F1" office:value-type="string">
            <text:p text:style-name="P20">В межаттестационный период</text:p>
            <text:p text:style-name="P19"/>
            <text:p text:style-name="P19">*только для педагога-психолога</text:p>
          </table:table-cell>
        </table:table-row>
        <table:table-row table:style-name="Таблица9.1">
          <table:table-cell table:style-name="Таблица9.A1" table:number-columns-spanned="2" office:value-type="string">
            <text:p text:style-name="P9">2.3</text:p>
          </table:table-cell>
          <table:covered-table-cell/>
          <table:table-cell table:style-name="Таблица9.A1" office:value-type="string">
            <text:p text:style-name="P9">Организация и проведение развивающей, психокоррекционной <text:s/>и реабилитационной работы с обучающимися (воспитанниками)*:</text:p>
            <text:p text:style-name="P28">-в процессе специальной работы с отдельными детьми;</text:p>
            <text:p text:style-name="P28">-в процессе специальной работы с группами детей;</text:p>
            <text:p text:style-name="P9">-при проведении воспитательных мероприятий в формах, подразумевающих участие родителей и других родственников ребенка.</text:p>
          </table:table-cell>
          <table:table-cell table:style-name="Таблица9.A1" office:value-type="string">
            <text:p text:style-name="P9"/>
            <text:p text:style-name="P1"/>
            <text:p text:style-name="P1"/>
            <text:p text:style-name="P1"/>
            <text:p text:style-name="P1">10</text:p>
            <text:p text:style-name="P1"/>
            <text:p text:style-name="P1">10</text:p>
            <text:p text:style-name="P1"/>
            <text:p text:style-name="P1">10</text:p>
          </table:table-cell>
          <table:table-cell table:style-name="Таблица9.A1" office:value-type="string">
            <text:p text:style-name="P9">Наличие плана работы <text:s/><text:span text:style-name="T1">педагога-психолога</text:span>, справок и отзывов методических служб, представление соответствующих учетных документов, результатов анкетирования, заверенных работодателем.</text:p>
            <text:p text:style-name="P9"/>
            <text:p text:style-name="P9"/>
          </table:table-cell>
          <table:table-cell table:style-name="Таблица9.F1" office:value-type="string">
            <text:p text:style-name="P20">В межаттестационный период</text:p>
            <text:p text:style-name="P20"/>
            <text:p text:style-name="P19">*только для педагога-психолога</text:p>
          </table:table-cell>
        </table:table-row>
        <table:table-row table:style-name="Таблица9.1">
          <table:table-cell table:style-name="Таблица9.A1" table:number-columns-spanned="2" office:value-type="string">
            <text:p text:style-name="P9">2.4</text:p>
          </table:table-cell>
          <table:covered-table-cell/>
          <table:table-cell table:style-name="Таблица9.A1" office:value-type="string">
            <text:p text:style-name="P9">Организация и проведение профилактической работы с обучающимися:</text:p>
          </table:table-cell>
          <table:table-cell table:style-name="Таблица9.A1" office:value-type="string">
            <text:p text:style-name="P1">20</text:p>
          </table:table-cell>
          <table:table-cell table:style-name="Таблица9.A1" office:value-type="string">
            <text:p text:style-name="P9">Сравнение данных о постановке на учёт и снятии с учёта в КДН, <text:s/>в ОДН, на контроль в совете по профилактике в ОУ <text:s/>(за последние 2-3 года <text:s/>и в сравнении с показателями по району). </text:p>
          </table:table-cell>
          <table:table-cell table:style-name="Таблица9.F1" office:value-type="string">
            <text:p text:style-name="P20">В межаттестационный период</text:p>
            <text:p text:style-name="P20"/>
            <text:p text:style-name="P9"><text:span text:style-name="T9">*только для </text:span><text:soft-page-break/><text:span text:style-name="T9">социального педагога</text:span></text:p>
          </table:table-cell>
        </table:table-row>
        <table:table-row table:style-name="Таблица9.1">
          <table:table-cell table:style-name="Таблица9.A1" table:number-columns-spanned="2" office:value-type="string">
            <text:p text:style-name="P9">2.5</text:p>
          </table:table-cell>
          <table:covered-table-cell/>
          <table:table-cell table:style-name="Таблица9.A1" office:value-type="string">
            <text:p text:style-name="P9">Организация и проведение консультативной помощи по вопросам обучения, воспитания и развития обучающихся (воспитанников):</text:p>
            <text:p text:style-name="P9">- с обучающимися (воспитанниками);</text:p>
            <text:p text:style-name="P9">- с педагогами;</text:p>
            <text:p text:style-name="P9">- с родителями (законными представителями).</text:p>
          </table:table-cell>
          <table:table-cell table:style-name="Таблица9.A1" office:value-type="string">
            <text:p text:style-name="P1"/>
            <text:p text:style-name="P9"/>
            <text:p text:style-name="P1"/>
            <text:p text:style-name="P1"/>
            <text:p text:style-name="P1">10</text:p>
            <text:p text:style-name="P1">15</text:p>
            <text:p text:style-name="P1">20</text:p>
          </table:table-cell>
          <table:table-cell table:style-name="Таблица9.A1" office:value-type="string">
            <text:p text:style-name="P9">По данным самоанализа, планов работы <text:s/>педагога-психолога, справок внутришкольного контроля, соответствующих учетных документов, анкетирования и др., заверенных работодателем.</text:p>
          </table:table-cell>
          <table:table-cell table:style-name="Таблица9.F1" office:value-type="string">
            <text:p text:style-name="P20">В <text:s/>межаттестационный период</text:p>
          </table:table-cell>
        </table:table-row>
        <table:table-row table:style-name="Таблица9.1">
          <table:table-cell table:style-name="Таблица9.A1" table:number-columns-spanned="2" office:value-type="string">
            <text:p text:style-name="P9">2.6</text:p>
          </table:table-cell>
          <table:covered-table-cell/>
          <table:table-cell table:style-name="Таблица9.A1" office:value-type="string">
            <text:p text:style-name="P9">Организация и проведение профилактической работы:</text:p>
            <text:p text:style-name="P9">разработка отдельных рекомендаций педагогическим работникам, родителям (законным представителям) по оказанию помощи в вопросах воспитания, обучения развития и социальной адаптации.</text:p>
          </table:table-cell>
          <table:table-cell table:style-name="Таблица9.A1" office:value-type="string">
            <text:p text:style-name="P1"/>
            <text:p text:style-name="P1"/>
            <text:p text:style-name="P1">20</text:p>
            <text:p text:style-name="P1"/>
            <text:p text:style-name="P1"/>
            <text:p text:style-name="P1"/>
            <text:p text:style-name="P1"/>
          </table:table-cell>
          <table:table-cell table:style-name="Таблица9.A1" office:value-type="string">
            <text:p text:style-name="P9">Наличие справок, соответствующих учетных документов, анкетирования и др., заверенных работодателем.</text:p>
          </table:table-cell>
          <table:table-cell table:style-name="Таблица9.F1" office:value-type="string">
            <text:p text:style-name="P20">В межаттестационный период</text:p>
          </table:table-cell>
        </table:table-row>
        <table:table-row table:style-name="Таблица9.1">
          <table:table-cell table:style-name="Таблица9.A1" table:number-columns-spanned="2" office:value-type="string">
            <text:p text:style-name="P9">2.7</text:p>
          </table:table-cell>
          <table:covered-table-cell/>
          <table:table-cell table:style-name="Таблица9.A1" office:value-type="string">
            <text:p text:style-name="P55">Методическая работа с <text:s/>педагогами и администрацией ОУ:</text:p>
            <text:p text:style-name="P55">- участие в методических объединениях ОУ;</text:p>
            <text:p text:style-name="P55">-руководство психолого-медико-педагогическим консилиумом (рабочей группой по социально-педагогическим проблемам);</text:p>
            <text:p text:style-name="P55">-системно проводимые для педагогов лекции, семинары, тренинги методического содержания.</text:p>
          </table:table-cell>
          <table:table-cell table:style-name="Таблица9.A1" office:value-type="string">
            <text:p text:style-name="P1"/>
            <text:p text:style-name="P1"/>
            <text:p text:style-name="P1">10</text:p>
            <text:p text:style-name="P1">10</text:p>
            <text:p text:style-name="P1"/>
            <text:p text:style-name="P1"/>
            <text:p text:style-name="P1"/>
            <text:p text:style-name="P1">20</text:p>
          </table:table-cell>
          <table:table-cell table:style-name="Таблица9.A1" office:value-type="string">
            <text:p text:style-name="P9">По данным <text:s/>протоколов методических объединений, журнала психолого-медико-педагогических консилиумов и др.), <text:s/>заверенных работодателем.</text:p>
            <text:p text:style-name="P9"/>
            <text:p text:style-name="P9"/>
            <text:p text:style-name="P9"/>
          </table:table-cell>
          <table:table-cell table:style-name="Таблица9.F1" office:value-type="string">
            <text:p text:style-name="P20">В межаттестационный период</text:p>
          </table:table-cell>
        </table:table-row>
        <table:table-row table:style-name="Таблица9.1">
          <table:table-cell table:style-name="Таблица9.A1" table:number-columns-spanned="2" office:value-type="string">
            <text:p text:style-name="P9">2.8</text:p>
          </table:table-cell>
          <table:covered-table-cell/>
          <table:table-cell table:style-name="Таблица9.A1" office:value-type="string">
            <text:p text:style-name="P9">Представительство в: </text:p>
            <text:p text:style-name="P28">- <text:span text:style-name="T14">районном методическом объединении </text:span>(психолого-педагогическом и смежном); <text:s text:c="61"/></text:p>
            <text:p text:style-name="P28"><text:span text:style-name="T14">- городском методическом объединении </text:span>(психолого-педагогическом и смежном); <text:s text:c="61"/></text:p>
            <text:p text:style-name="P9">- районном медико-психолого-педагогическом консилиуме (комиссии); <text:s text:c="7"/></text:p>
            <text:p text:style-name="P9">- городском медико-психолого-педагогическом консилиуме (комиссии); <text:s text:c="7"/></text:p>
            <text:p text:style-name="P9"><text:span text:style-name="T16">-суде, КДН, органах опеки и попечительства в качестве экспертов-</text:span><text:soft-page-break/><text:span text:style-name="T16">консультантов при решении вопросов о психическом состоянии, особенностях психического развития ребенка.</text:span></text:p>
          </table:table-cell>
          <table:table-cell table:style-name="Таблица9.A1" office:value-type="string">
            <text:p text:style-name="P1"/>
            <text:p text:style-name="P1">10</text:p>
            <text:p text:style-name="P1"/>
            <text:p text:style-name="P1">10</text:p>
            <text:p text:style-name="P1"/>
            <text:p text:style-name="P1">10</text:p>
            <text:p text:style-name="P1"/>
            <text:p text:style-name="P1">10</text:p>
            <text:p text:style-name="P1"/>
            <text:p text:style-name="P1">20</text:p>
            <text:p text:style-name="P1"/>
          </table:table-cell>
          <table:table-cell table:style-name="Таблица9.A1" office:value-type="string">
            <text:p text:style-name="P9">Наличие справок методических служб районного или городского уровня.</text:p>
          </table:table-cell>
          <table:table-cell table:style-name="Таблица9.F1" office:value-type="string">
            <text:p text:style-name="P20">В межаттестационный период</text:p>
          </table:table-cell>
        </table:table-row>
        <table:table-row table:style-name="Таблица9.1">
          <table:table-cell table:style-name="Таблица9.A1" table:number-columns-spanned="2" office:value-type="string">
            <text:p text:style-name="P9">2.9</text:p>
          </table:table-cell>
          <table:covered-table-cell/>
          <table:table-cell table:style-name="Таблица9.A1" office:value-type="string">
            <text:p text:style-name="P9">Наличие электронного банка данных документов (личные дела обучающихся (воспитанников), бланки и т.п.)</text:p>
          </table:table-cell>
          <table:table-cell table:style-name="Таблица9.A1" office:value-type="string">
            <text:p text:style-name="P1">20</text:p>
          </table:table-cell>
          <table:table-cell table:style-name="Таблица9.A1" office:value-type="string">
            <text:p text:style-name="P60">Рубрикатор (номенклатура дел) о <text:s/>наличии необходимой и достаточной документации, заверенная работодателем.</text:p>
          </table:table-cell>
          <table:table-cell table:style-name="Таблица9.F1" office:value-type="string">
            <text:p text:style-name="P20">В межаттестационный период</text:p>
          </table:table-cell>
        </table:table-row>
        <table:table-row table:style-name="Таблица9.1">
          <table:table-cell table:style-name="Таблица9.A1" table:number-columns-spanned="2" office:value-type="string">
            <text:p text:style-name="P9">2.10</text:p>
          </table:table-cell>
          <table:covered-table-cell/>
          <table:table-cell table:style-name="Таблица9.A1" office:value-type="string">
            <text:p text:style-name="P28">Наличие опубликованных собственных методических разработок, имеющих соответствующий гриф и выходные данные:</text:p>
            <text:p text:style-name="P28"/>
            <text:p text:style-name="P28">районного уровня*</text:p>
            <text:p text:style-name="P28"/>
            <text:p text:style-name="P28">городского уровня</text:p>
            <text:p text:style-name="P28"/>
            <text:p text:style-name="P28">всероссийского уровня</text:p>
          </table:table-cell>
          <table:table-cell table:style-name="Таблица9.A1" office:value-type="string">
            <text:p text:style-name="P2"/>
            <text:p text:style-name="P2"/>
            <text:p text:style-name="P2"/>
            <text:p text:style-name="P2"/>
            <text:p text:style-name="P2"/>
            <text:p text:style-name="P2">5</text:p>
            <text:p text:style-name="P3"/>
            <text:p text:style-name="P2">10</text:p>
            <text:p text:style-name="P3"/>
            <text:p text:style-name="P2">20</text:p>
          </table:table-cell>
          <table:table-cell table:style-name="Таблица9.A1" office:value-type="string">
            <text:p text:style-name="P18">Титульный лист печатного издания, страница «содержание» сборника, в котором помещена публикация, интернет-адрес, скриншот или сертификат.</text:p>
            <text:p text:style-name="P18"/>
            <text:p text:style-name="P28">Интернет-публикации на порталах, имеющих регистрацию.</text:p>
          </table:table-cell>
          <table:table-cell table:style-name="Таблица9.F1" office:value-type="string">
            <text:p text:style-name="P9"><text:span text:style-name="T7">Указываются публикации, изданные в межаттестационный период</text:span><text:span text:style-name="T8"> </text:span></text:p>
            <text:p text:style-name="P9"><text:span text:style-name="T8">(</text:span><text:span text:style-name="T7">включая интернет-публикации)</text:span></text:p>
            <text:p text:style-name="P9"><text:span text:style-name="T3">*</text:span><text:span text:style-name="T7">для ГБ ПОУ, – уровень образовательного учреждения</text:span></text:p>
          </table:table-cell>
        </table:table-row>
        <table:table-row table:style-name="Таблица9.1">
          <table:table-cell table:style-name="Таблица9.A1" table:number-columns-spanned="2" office:value-type="string">
            <text:p text:style-name="P9">2.11</text:p>
          </table:table-cell>
          <table:covered-table-cell/>
          <table:table-cell table:style-name="Таблица9.A1" office:value-type="string">
            <text:p text:style-name="P28">Наличие опубликованных статей, научных публикаций, имеющих соответствующий гриф и выходные данные:</text:p>
            <text:p text:style-name="P28"/>
            <text:p text:style-name="P28">районного уровня*</text:p>
            <text:p text:style-name="P28"/>
            <text:p text:style-name="P28">городского уровня</text:p>
            <text:p text:style-name="P28"/>
            <text:p text:style-name="P28">всероссийского уровня</text:p>
          </table:table-cell>
          <table:table-cell table:style-name="Таблица9.A1" office:value-type="string">
            <text:p text:style-name="P2"/>
            <text:p text:style-name="P2"/>
            <text:p text:style-name="P28"/>
            <text:p text:style-name="P2"/>
            <text:p text:style-name="P2">5</text:p>
            <text:p text:style-name="P5"/>
            <text:p text:style-name="P2">10</text:p>
            <text:p text:style-name="P2"/>
            <text:p text:style-name="P2">20</text:p>
          </table:table-cell>
          <table:table-cell table:style-name="Таблица9.A1" office:value-type="string">
            <text:p text:style-name="P18">Титульный лист печатного издания, страница «содержание» сборника, в котором помещена публикация, интернет-адрес, скриншот или сертификат.</text:p>
            <text:p text:style-name="P18"/>
            <text:p text:style-name="P28">Интернет-публикации на порталах, имеющих регистрацию.</text:p>
          </table:table-cell>
          <table:table-cell table:style-name="Таблица9.F1" office:value-type="string">
            <text:p text:style-name="P9"><text:span text:style-name="T7">Указываются публикации, изданные в межаттестационный период</text:span><text:span text:style-name="T8"> </text:span></text:p>
            <text:p text:style-name="P9"><text:span text:style-name="T8">(</text:span><text:span text:style-name="T7">включая интернет-публикации)</text:span></text:p>
            <text:p text:style-name="P9"><text:span text:style-name="T3">*</text:span><text:span text:style-name="T7">для ГБ ПОУ – уровень образовательного учреждения</text:span></text:p>
          </table:table-cell>
        </table:table-row>
        <table:table-row table:style-name="Таблица9.1">
          <table:table-cell table:style-name="Таблица9.A1" table:number-columns-spanned="2" office:value-type="string">
            <text:p text:style-name="P9">2.12</text:p>
          </table:table-cell>
          <table:covered-table-cell/>
          <table:table-cell table:style-name="Таблица9.A1" office:value-type="string">
            <text:p text:style-name="P9">Публичное представление собственного профессионального опыта в форме открытого занятия (тренинга)*</text:p>
            <text:p text:style-name="P9"/>
            <text:p text:style-name="P9">отзыв положительный</text:p>
            <text:p text:style-name="P9"/>
            <text:p text:style-name="P9">или</text:p>
            <text:p text:style-name="P9"/>
            <text:p text:style-name="P9">отзыв положительный, содержит рекомендации к тиражированию<text:span text:style-name="T13"> опыта</text:span></text:p>
          </table:table-cell>
          <table:table-cell table:style-name="Таблица9.A1" office:value-type="string">
            <text:p text:style-name="P1"/>
            <text:p text:style-name="P1"/>
            <text:p text:style-name="P1"/>
            <text:p text:style-name="P1"/>
            <text:p text:style-name="P1">60</text:p>
            <text:p text:style-name="P1"/>
            <text:p text:style-name="P1"/>
            <text:p text:style-name="P1"/>
            <text:p text:style-name="P1">80</text:p>
          </table:table-cell>
          <table:table-cell table:style-name="Таблица9.A1" office:value-type="string">
            <text:p text:style-name="P28">Отзывы (не менее 2 занятий (тренингов) педагогического работника учреждения дополнительного профессионального педагогического образования, председателя районного или городского методического объединения. Отзыв эксперта аттестационной комиссии Комитета по образованию, утвержденного приказом Комитета по образованию «Об утверждении списка экспертов аттестационной комиссии». Отзыв члена жюри профессионального конкурса, утвержденного приказом Комитета по образованию (на момент проведения конкурса).</text:p>
            <text:p text:style-name="P28">Лист регистрации присутствующих на занятии (тренинге), <text:soft-page-break/><text:span text:style-name="T6">заверенный </text:span>работодателем.</text:p>
          </table:table-cell>
          <table:table-cell table:style-name="Таблица9.F1" office:value-type="string">
            <text:p text:style-name="P9"><text:span text:style-name="T7">В межаттестационный период</text:span><text:span text:style-name="T8"> </text:span></text:p>
            <text:p text:style-name="P9"><text:span text:style-name="T3">*</text:span><text:span text:style-name="T7">суммирование <text:s/>баллов по данным показателям</text:span></text:p>
            <text:p text:style-name="P20">не производится </text:p>
            <text:p text:style-name="P20"/>
          </table:table-cell>
        </table:table-row>
        <table:table-row table:style-name="Таблица9.1">
          <table:table-cell table:style-name="Таблица9.A1" table:number-columns-spanned="2" office:value-type="string">
            <text:p text:style-name="P9">2.13</text:p>
          </table:table-cell>
          <table:covered-table-cell/>
          <table:table-cell table:style-name="Таблица9.A1" office:value-type="string">
            <text:p text:style-name="P28">Выступления на научно-практических конференциях, семинарах, секциях, проведение педагогических мастер-классов:</text:p>
            <text:p text:style-name="P28">районный уровень* </text:p>
            <text:p text:style-name="P28"/>
            <text:p text:style-name="P28">городской уровень </text:p>
            <text:p text:style-name="P28"/>
            <text:p text:style-name="P28">всероссийский уровень <text:s/></text:p>
          </table:table-cell>
          <table:table-cell table:style-name="Таблица9.A1" office:value-type="string">
            <text:p text:style-name="P2"/>
            <text:p text:style-name="P2"/>
            <text:p text:style-name="P28"/>
            <text:p text:style-name="P2">15</text:p>
            <text:p text:style-name="P2"/>
            <text:p text:style-name="P2">20</text:p>
            <text:p text:style-name="P2"/>
            <text:p text:style-name="P2">30</text:p>
          </table:table-cell>
          <table:table-cell table:style-name="Таблица9.A1" office:value-type="string">
            <text:p text:style-name="P28"><text:span text:style-name="T6">Копия программы мероприятия или сертификат с указанием темы выступления, заверенные </text:span>работодателем.<text:span text:style-name="T6"> </text:span></text:p>
            <text:p text:style-name="P18"/>
            <text:p text:style-name="P40">количество баллов по каждому из показателей может суммироваться <text:s/>в зависимости от результативности участия (но не более трех мероприятий)</text:p>
          </table:table-cell>
          <table:table-cell table:style-name="Таблица9.F1" office:value-type="string">
            <text:p text:style-name="P9"><text:span text:style-name="T7">В межаттестационный период</text:span><text:span text:style-name="T8"> </text:span></text:p>
            <text:p text:style-name="P20">*для ГБ ПОУ – уровень образовательного учреждения</text:p>
          </table:table-cell>
        </table:table-row>
        <table:table-row table:style-name="Таблица9.1">
          <table:table-cell table:style-name="Таблица9.A1" table:number-columns-spanned="2" office:value-type="string">
            <text:p text:style-name="P9">2.14</text:p>
          </table:table-cell>
          <table:covered-table-cell/>
          <table:table-cell table:style-name="Таблица9.A1" office:value-type="string">
            <text:p text:style-name="P28">Результативность участия в профессиональных конкурсах, имеющих официальный статус:</text:p>
            <text:p text:style-name="P28"/>
            <text:p text:style-name="P28">лауреат (дипломант) конкурса районного (муниципального) уровня</text:p>
            <text:p text:style-name="P28"/>
            <text:p text:style-name="P28">лауреат (дипломант) конкурса городского уровня</text:p>
            <text:p text:style-name="P28"/>
            <text:p text:style-name="P28">лауреат (дипломант) конкурса Северо-Западного Федерального округа</text:p>
            <text:p text:style-name="P28"/>
            <text:p text:style-name="P28">лауреат (дипломант) конкурса всероссийского уровня</text:p>
            <text:p text:style-name="P28"/>
            <text:p text:style-name="P28">лауреат (дипломант) всероссийского конкурса, проводимого Министерством просвещения Российской Федерации</text:p>
            <text:p text:style-name="P28"/>
            <text:p text:style-name="P28">победитель конкурса районного (муниципального) уровня</text:p>
            <text:p text:style-name="P23"/>
            <text:p text:style-name="P23">победитель конкурса городского уровня*</text:p>
            <text:p text:style-name="P23"/>
            <text:p text:style-name="P28">победитель конкурса Северо-Западного Федерального округа</text:p>
            <text:p text:style-name="P28"/>
            <text:p text:style-name="P28"><text:soft-page-break/>победитель конкурса всероссийского уровня</text:p>
            <text:p text:style-name="P28"/>
            <text:p text:style-name="P28">победитель всероссийского конкурса, проводимого Министерством просвещения</text:p>
            <text:p text:style-name="P28"><text:s/>Российской Федерации</text:p>
            <text:p text:style-name="P28"/>
          </table:table-cell>
          <table:table-cell table:style-name="Таблица9.A1" office:value-type="string">
            <text:p text:style-name="P2"/>
            <text:p text:style-name="P28"/>
            <text:p text:style-name="P28"/>
            <text:p text:style-name="P2"/>
            <text:p text:style-name="P2">10</text:p>
            <text:p text:style-name="P2"/>
            <text:p text:style-name="P2"/>
            <text:p text:style-name="P2">15</text:p>
            <text:p text:style-name="P2"/>
            <text:p text:style-name="P2"/>
            <text:p text:style-name="P2">20</text:p>
            <text:p text:style-name="P2"/>
            <text:p text:style-name="P2"/>
            <text:p text:style-name="P2">25</text:p>
            <text:p text:style-name="P2"/>
            <text:p text:style-name="P2"/>
            <text:p text:style-name="P2">50</text:p>
            <text:p text:style-name="P2"/>
            <text:p text:style-name="P2"/>
            <text:p text:style-name="P28"/>
            <text:p text:style-name="P2">30</text:p>
            <text:p text:style-name="P2"/>
            <text:p text:style-name="P2"/>
            <text:p text:style-name="P2">40</text:p>
            <text:p text:style-name="P28"/>
            <text:p text:style-name="P2">50</text:p>
            <text:p text:style-name="P2"/>
            <text:p text:style-name="P2"/>
            <text:p text:style-name="P2"><text:soft-page-break/>70</text:p>
            <text:p text:style-name="P2"/>
            <text:p text:style-name="P2"/>
            <text:p text:style-name="P2">300</text:p>
          </table:table-cell>
          <table:table-cell table:style-name="Таблица9.A1" office:value-type="string">
            <text:p text:style-name="P28"><text:span text:style-name="T6">Копии грамот, дипломов, приказов (распоряжений), заверенные </text:span>работодателем.</text:p>
            <text:p text:style-name="P28"/>
            <text:p text:style-name="P28"/>
            <text:p text:style-name="P40">количество баллов по каждому из показателей может суммироваться <text:s/>в зависимости от результативности участия (но не более трех мероприятий)</text:p>
          </table:table-cell>
          <table:table-cell table:style-name="Таблица9.F1" office:value-type="string">
            <text:p text:style-name="P9"><text:span text:style-name="T7">В межаттестационный период</text:span><text:span text:style-name="T8">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вне зависимости от года участия</text:p>
            <text:p text:style-name="P20">(начиная с победителя городского уровня)</text:p>
            <text:p text:style-name="P20"/>
            <text:p text:style-name="P20"/>
            <text:p text:style-name="P20"><text:soft-page-break/></text:p>
            <text:p text:style-name="P20"/>
            <text:p text:style-name="P20"/>
            <text:p text:style-name="P20"/>
            <text:p text:style-name="P20"/>
            <text:p text:style-name="P20"/>
          </table:table-cell>
        </table:table-row>
        <table:table-row table:style-name="Таблица9.1">
          <table:table-cell table:style-name="Таблица9.A1" table:number-columns-spanned="2" office:value-type="string">
            <text:p text:style-name="P9">2.15</text:p>
          </table:table-cell>
          <table:covered-table-cell/>
          <table:table-cell table:style-name="Таблица9.A1" office:value-type="string">
            <text:p text:style-name="P61">Общественная активность: участие в экспертных комиссиях, апелляционных комиссиях, в жюри профессиональных конкурсов.</text:p>
          </table:table-cell>
          <table:table-cell table:style-name="Таблица9.A1" office:value-type="string">
            <text:p text:style-name="P59">40</text:p>
          </table:table-cell>
          <table:table-cell table:style-name="Таблица9.A1" office:value-type="string">
            <text:p text:style-name="P15">Копии приказов, распоряжений, сертификатов, заверенные работодателем.</text:p>
          </table:table-cell>
          <table:table-cell table:style-name="Таблица9.F1" office:value-type="string">
            <text:p text:style-name="P9"><text:span text:style-name="T7">В межаттестационный период</text:span><text:span text:style-name="T8"> </text:span></text:p>
            <text:p text:style-name="P9"/>
          </table:table-cell>
        </table:table-row>
        <table:table-row table:style-name="Таблица9.1">
          <table:table-cell table:style-name="Таблица9.A1" table:number-columns-spanned="2" office:value-type="string">
            <text:p text:style-name="P9">2.16</text:p>
          </table:table-cell>
          <table:covered-table-cell/>
          <table:table-cell table:style-name="Таблица9.A1" office:value-type="string">
            <text:p text:style-name="P14">Наличие социальных связей и межведомственного взаимодействия по решению социальных проблем ребенка</text:p>
            <text:p text:style-name="P14"/>
          </table:table-cell>
          <table:table-cell table:style-name="Таблица9.A1" office:value-type="string">
            <text:p text:style-name="P1">20</text:p>
          </table:table-cell>
          <table:table-cell table:style-name="Таблица9.A1" office:value-type="string">
            <text:p text:style-name="P9">Копии планов совместной деятельности, договоров, соглашений о сотрудничестве, <text:span text:style-name="T6">заверенные работодателем.</text:span></text:p>
          </table:table-cell>
          <table:table-cell table:style-name="Таблица9.F1" office:value-type="string">
            <text:p text:style-name="P9"><text:span text:style-name="T7">В межаттестационный период</text:span><text:span text:style-name="T8"> </text:span></text:p>
          </table:table-cell>
        </table:table-row>
        <table:table-row table:style-name="Таблица9.1">
          <table:table-cell table:style-name="Таблица9.A1" table:number-columns-spanned="2" office:value-type="string">
            <text:p text:style-name="P9">2.17</text:p>
          </table:table-cell>
          <table:covered-table-cell/>
          <table:table-cell table:style-name="Таблица9.A1" office:value-type="string">
            <text:p text:style-name="P58">Взаимодействие с научными учреждениями и учреждениями высшего профессионального образования:</text:p>
            <text:p text:style-name="P58"><text:s/>членство в профессиональных объединениях</text:p>
            <text:p text:style-name="P58">участие в партнерских программах</text:p>
            <text:p text:style-name="P58">научно-методическое обеспечение практических учебных занятий и практик (стажировок) студентов</text:p>
          </table:table-cell>
          <table:table-cell table:style-name="Таблица9.A1" office:value-type="string">
            <text:p text:style-name="P1"/>
            <text:p text:style-name="P1"/>
            <text:p text:style-name="P1"/>
            <text:p text:style-name="P1"/>
            <text:p text:style-name="P1">10</text:p>
            <text:p text:style-name="P1"/>
            <text:p text:style-name="P1"/>
            <text:p text:style-name="P1">15</text:p>
            <text:p text:style-name="P1"/>
            <text:p text:style-name="P1">20</text:p>
            <text:p text:style-name="P9"/>
          </table:table-cell>
          <table:table-cell table:style-name="Таблица9.A1" office:value-type="string">
            <text:p text:style-name="P9">Копии удостоверений, дипломов, сертификатов, отзывы, договоры, <text:span text:style-name="T6">заверенные </text:span>работодателем.</text:p>
          </table:table-cell>
          <table:table-cell table:style-name="Таблица9.F1" office:value-type="string">
            <text:p text:style-name="P9"><text:span text:style-name="T7">В межаттестационный период</text:span><text:span text:style-name="T8"> </text:span></text:p>
            <text:p text:style-name="P20"/>
          </table:table-cell>
        </table:table-row>
        <table:table-row table:style-name="Таблица9.1">
          <table:table-cell table:style-name="Таблица9.A1" table:number-columns-spanned="2" office:value-type="string">
            <text:p text:style-name="P9">2.18</text:p>
          </table:table-cell>
          <table:covered-table-cell/>
          <table:table-cell table:style-name="Таблица9.A1" office:value-type="string">
            <text:p text:style-name="P15">Использование электронных образовательных ресурсов (ЭОР) в образовательном процессе:</text:p>
            <text:p text:style-name="P15"/>
            <text:p text:style-name="P18"><text:soft-page-break/>созданных самостоятельно</text:p>
            <text:p text:style-name="P18"/>
            <text:p text:style-name="P18">наличие страницы на сайте образовательного учреждения и др.</text:p>
          </table:table-cell>
          <table:table-cell table:style-name="Таблица9.A1" office:value-type="string">
            <text:p text:style-name="P1"/>
            <text:p text:style-name="P1"/>
            <text:p text:style-name="P1"/>
            <text:p text:style-name="P1"/>
            <text:p text:style-name="P1"><text:soft-page-break/>15</text:p>
            <text:p text:style-name="P1"/>
            <text:p text:style-name="P1">10</text:p>
          </table:table-cell>
          <table:table-cell table:style-name="Таблица9.A1" office:value-type="string">
            <text:p text:style-name="P28">Скриншоты страниц сайтов, презентация к 1 занятию, проводимому с использованием ЭОР.</text:p>
            <text:p text:style-name="P9"/>
          </table:table-cell>
          <table:table-cell table:style-name="Таблица9.F1" office:value-type="string">
            <text:p text:style-name="P20">В межаттестационный период</text:p>
          </table:table-cell>
        </table:table-row>
        <table:table-row table:style-name="Таблица9.1">
          <table:table-cell table:style-name="Таблица9.A1" table:number-columns-spanned="2" office:value-type="string">
            <text:p text:style-name="P9">2.19</text:p>
          </table:table-cell>
          <table:covered-table-cell/>
          <table:table-cell table:style-name="Таблица9.A1" office:value-type="string">
            <text:p text:style-name="P28">Участие в реализации образовательных программ экспериментальных площадок, лабораторий, ресурсных центров </text:p>
            <text:p text:style-name="P28"/>
            <text:p text:style-name="P28">районного уровня </text:p>
            <text:p text:style-name="P28"/>
            <text:p text:style-name="P28">городского уровня</text:p>
            <text:p text:style-name="P28"/>
            <text:p text:style-name="P28">федерального уровня</text:p>
          </table:table-cell>
          <table:table-cell table:style-name="Таблица9.A1" office:value-type="string">
            <text:p text:style-name="P2"/>
            <text:p text:style-name="P2"/>
            <text:p text:style-name="P2"/>
            <text:p text:style-name="P2"/>
            <text:p text:style-name="P2">15</text:p>
            <text:p text:style-name="P2"/>
            <text:p text:style-name="P2">20</text:p>
            <text:p text:style-name="P2"/>
            <text:p text:style-name="P2">30</text:p>
          </table:table-cell>
          <table:table-cell table:style-name="Таблица9.A1" office:value-type="string">
            <text:p text:style-name="P28"><text:span text:style-name="T6">Копия приказа (распоряжения) исполнительного органа государственной власти соответствующего уровня о переводе образовательного учреждения в режим </text:span>экспериментальной площадки, лаборатории, ресурсного центра.</text:p>
            <text:p text:style-name="P28">Материалы, подтверждающие результат личного участия педагога в реализации образовательной программе экспериментальной <text:span text:style-name="T17">площадки, лаборатории, ресурсного центра.</text:span></text:p>
          </table:table-cell>
          <table:table-cell table:style-name="Таблица9.F1" office:value-type="string">
            <text:p text:style-name="P9"><text:span text:style-name="T7">В межаттестационный период</text:span><text:span text:style-name="T8"> </text:span></text:p>
            <text:p text:style-name="P20"/>
            <text:p text:style-name="P20"/>
          </table:table-cell>
        </table:table-row>
        <table:table-row table:style-name="Таблица9.1">
          <table:table-cell table:style-name="Таблица9.A1" table:number-columns-spanned="2" office:value-type="string">
            <text:p text:style-name="P9">2.20</text:p>
          </table:table-cell>
          <table:covered-table-cell/>
          <table:table-cell table:style-name="Таблица9.A1" office:value-type="string">
            <text:p text:style-name="P28">Результат личного участия в конкурсе инновационных продуктов*:</text:p>
            <text:p text:style-name="P28"/>
            <text:p text:style-name="P28">лауреат (дипломант) районного уровня</text:p>
            <text:p text:style-name="P28"/>
            <text:p text:style-name="P28">лауреат (дипломант) городского уровня</text:p>
            <text:p text:style-name="P28"/>
            <text:p text:style-name="P28">победитель районного уровня</text:p>
            <text:p text:style-name="P28"/>
            <text:p text:style-name="P28">победитель городского уровня</text:p>
          </table:table-cell>
          <table:table-cell table:style-name="Таблица9.A1" office:value-type="string">
            <text:p text:style-name="P2"/>
            <text:p text:style-name="P2"/>
            <text:p text:style-name="P2"/>
            <text:p text:style-name="P2">10</text:p>
            <text:p text:style-name="P2"/>
            <text:p text:style-name="P2">15</text:p>
            <text:p text:style-name="P28"/>
            <text:p text:style-name="P2">30</text:p>
            <text:p text:style-name="P2"/>
            <text:p text:style-name="P2">40</text:p>
          </table:table-cell>
          <table:table-cell table:style-name="Таблица9.A1" office:value-type="string">
            <text:p text:style-name="P28">Копия диплома, заверенная работодателем.</text:p>
            <text:p text:style-name="P17">Копия приказа (распоряжения) исполнительного органа государственной власти соответствующего уровня о результатах конкурса.</text:p>
          </table:table-cell>
          <table:table-cell table:style-name="Таблица9.F1" office:value-type="string">
            <text:p text:style-name="P9"><text:span text:style-name="T7">В межаттестационный период</text:span><text:span text:style-name="T8"> </text:span></text:p>
            <text:p text:style-name="P20">*(кроме ГБ ПОУ, подведомственных Комитету по здравоохранению)</text:p>
          </table:table-cell>
        </table:table-row>
        <table:table-row table:style-name="Таблица9.1">
          <table:table-cell table:style-name="Таблица9.A1" table:number-columns-spanned="2" office:value-type="string">
            <text:p text:style-name="P9">3.</text:p>
          </table:table-cell>
          <table:covered-table-cell/>
          <table:table-cell table:style-name="Таблица9.A1" office:value-type="string">
            <text:p text:style-name="P28">Наличие административных взысканий,</text:p>
            <text:p text:style-name="P14">обоснованных жалоб от участников образовательного процесса</text:p>
          </table:table-cell>
          <table:table-cell table:style-name="Таблица9.A1" office:value-type="string">
            <text:p text:style-name="P2">- 100</text:p>
          </table:table-cell>
          <table:table-cell table:style-name="Таблица9.A1" office:value-type="string">
            <text:p text:style-name="P22"><text:span text:style-name="T6">Справка </text:span>работодателя.</text:p>
          </table:table-cell>
          <table:table-cell table:style-name="Таблица9.F1" office:value-type="string">
            <text:p text:style-name="P20">В период прохождения аттестации</text:p>
          </table:table-cell>
        </table:table-row>
        <table:table-row table:style-name="Таблица9.1">
          <table:table-cell table:style-name="Таблица9.F1" table:number-columns-spanned="6" office:value-type="string">
            <text:p text:style-name="P4">4. Критерии и показатели, дающие дополнительные баллы</text:p>
          </table:table-cell>
          <table:covered-table-cell/>
          <table:covered-table-cell/>
          <table:covered-table-cell/>
          <table:covered-table-cell/>
          <table:covered-table-cell/>
        </table:table-row>
        <table:table-row table:style-name="Таблица9.1">
          <table:table-cell table:style-name="Таблица9.A1" table:number-columns-spanned="2" office:value-type="string">
            <text:p text:style-name="P9">4.1</text:p>
          </table:table-cell>
          <table:covered-table-cell/>
          <table:table-cell table:style-name="Таблица9.A1" office:value-type="string">
            <text:p text:style-name="P28">Наличие опубликованных <text:span text:style-name="T15">учебно–методических пособий,</text:span> имеющих соответствующий гриф и выходные данные:</text:p>
            <text:p text:style-name="P28"/>
            <text:p text:style-name="P28">районного уровня*</text:p>
            <text:p text:style-name="P28"/>
            <text:p text:style-name="P28">городского уровня</text:p>
            <text:p text:style-name="P28"/>
            <text:p text:style-name="P28">всероссийского уровня</text:p>
          </table:table-cell>
          <table:table-cell table:style-name="Таблица9.A1" office:value-type="string">
            <text:p text:style-name="P2"/>
            <text:p text:style-name="P2"/>
            <text:p text:style-name="P2"/>
            <text:p text:style-name="P2"/>
            <text:p text:style-name="P2"/>
            <text:p text:style-name="P2">10</text:p>
            <text:p text:style-name="P2"/>
            <text:p text:style-name="P2">15</text:p>
            <text:p text:style-name="P2"/>
            <text:p text:style-name="P2">25</text:p>
          </table:table-cell>
          <table:table-cell table:style-name="Таблица9.A1" office:value-type="string">
            <text:p text:style-name="P18">Копии титульного листа печатного издания и страницы с выходными данными, заверенные работодателем.</text:p>
          </table:table-cell>
          <table:table-cell table:style-name="Таблица9.F1" office:value-type="string">
            <text:p text:style-name="P9"><text:span text:style-name="T7">Указываются публикации, изданные в межаттестационный период</text:span><text:span text:style-name="T8"> </text:span></text:p>
            <text:p text:style-name="P20">*для ГБ ПОУ – уровень образовательного учреждения</text:p>
          </table:table-cell>
        </table:table-row>
        <text:soft-page-break/>
        <table:table-row table:style-name="Таблица9.1">
          <table:table-cell table:style-name="Таблица9.A1" table:number-columns-spanned="2" office:value-type="string">
            <text:p text:style-name="P9">4.2</text:p>
          </table:table-cell>
          <table:covered-table-cell/>
          <table:table-cell table:style-name="Таблица9.A1" office:value-type="string">
            <text:p text:style-name="P14">Грамоты, благодарности, благодарственные письма в том числе от общественных организаций за успехи в профессиональной деятельности:</text:p>
            <text:p text:style-name="P14"/>
            <text:p text:style-name="P14">районный (муниципальный) уровень</text:p>
            <text:p text:style-name="P14"/>
            <text:p text:style-name="P14">городской уровень</text:p>
            <text:p text:style-name="P14"/>
            <text:p text:style-name="P14">всероссийский уровень</text:p>
          </table:table-cell>
          <table:table-cell table:style-name="Таблица9.A1" office:value-type="string">
            <text:p text:style-name="P2"/>
            <text:p text:style-name="P2"/>
            <text:p text:style-name="P2"/>
            <text:p text:style-name="P2"/>
            <text:p text:style-name="P2"/>
            <text:p text:style-name="P2">10</text:p>
            <text:p text:style-name="P2"/>
            <text:p text:style-name="P2">15</text:p>
            <text:p text:style-name="P2"/>
            <text:p text:style-name="P2">20</text:p>
          </table:table-cell>
          <table:table-cell table:style-name="Таблица9.A1" office:value-type="string">
            <text:p text:style-name="P9">Копии грамот, благодарностей, благодарственных писем, заверенные работодателем.</text:p>
          </table:table-cell>
          <table:table-cell table:style-name="Таблица9.F1" office:value-type="string">
            <text:p text:style-name="P9"><text:span text:style-name="T7">В межаттестационный период</text:span><text:span text:style-name="T8"> </text:span></text:p>
            <text:p text:style-name="P20"/>
            <text:p text:style-name="P20"/>
            <text:p text:style-name="P20"/>
            <text:p text:style-name="P20"/>
            <text:p text:style-name="P20"/>
            <text:p text:style-name="P20"/>
            <text:p text:style-name="P20"/>
          </table:table-cell>
        </table:table-row>
        <table:table-row table:style-name="Таблица9.1">
          <table:table-cell table:style-name="Таблица9.A1" table:number-columns-spanned="2" office:value-type="string">
            <text:p text:style-name="P9">4.3</text:p>
          </table:table-cell>
          <table:covered-table-cell/>
          <table:table-cell table:style-name="Таблица9.A1" office:value-type="string">
            <text:p text:style-name="P14">Премии Правительства Санкт-Петербурга </text:p>
            <text:p text:style-name="P14"/>
          </table:table-cell>
          <table:table-cell table:style-name="Таблица9.A1" office:value-type="string">
            <text:p text:style-name="P2">30</text:p>
          </table:table-cell>
          <table:table-cell table:style-name="Таблица9.A1" office:value-type="string">
            <text:p text:style-name="P9"><text:span text:style-name="T6">Копия сертификата на получение премии, </text:span>заверенная работодателем,<text:span text:style-name="T6"> Постановление Правительства <text:s text:c="16"/>Санкт-Петербурга</text:span></text:p>
          </table:table-cell>
          <table:table-cell table:style-name="Таблица9.F1" office:value-type="string">
            <text:p text:style-name="P21"/>
          </table:table-cell>
        </table:table-row>
        <table:table-row table:style-name="Таблица9.1">
          <table:table-cell table:style-name="Таблица9.A1" table:number-columns-spanned="2" office:value-type="string">
            <text:p text:style-name="P9">4.4</text:p>
          </table:table-cell>
          <table:covered-table-cell/>
          <table:table-cell table:style-name="Таблица9.A1" office:value-type="string">
            <text:p text:style-name="P9"><text:span text:style-name="T11">Награды</text:span><text:span text:style-name="T2"> </text:span><text:span text:style-name="T11">за успехи в профессиональной деятельности:</text:span></text:p>
            <text:p text:style-name="P14"/>
            <text:p text:style-name="P14">региональные награды</text:p>
            <text:p text:style-name="P14"/>
            <text:p text:style-name="P14">ведомственные награды</text:p>
            <text:p text:style-name="P14"/>
            <text:p text:style-name="P14">государственные награды</text:p>
          </table:table-cell>
          <table:table-cell table:style-name="Таблица9.A1" office:value-type="string">
            <text:p text:style-name="P2"/>
            <text:p text:style-name="P2"/>
            <text:p text:style-name="P2"/>
            <text:p text:style-name="P2">30</text:p>
            <text:p text:style-name="P2"/>
            <text:p text:style-name="P2">50</text:p>
            <text:p text:style-name="P2"/>
            <text:p text:style-name="P2">150</text:p>
          </table:table-cell>
          <table:table-cell table:style-name="Таблица9.A1" office:value-type="string">
            <text:p text:style-name="P9"><text:span text:style-name="T6">Копия удостоверения, грамоты, благодарности, </text:span>заверенная работодателем.</text:p>
          </table:table-cell>
          <table:table-cell table:style-name="Таблица9.F1" office:value-type="string">
            <text:p text:style-name="P21"/>
          </table:table-cell>
        </table:table-row>
        <table:table-row table:style-name="Таблица9.1">
          <table:table-cell table:style-name="Таблица9.A1" table:number-columns-spanned="3" office:value-type="string">
            <text:p text:style-name="P5">Общее количество баллов:</text:p>
          </table:table-cell>
          <table:covered-table-cell/>
          <table:covered-table-cell/>
          <table:table-cell table:style-name="Таблица9.A1" office:value-type="string">
            <text:p text:style-name="P2"/>
          </table:table-cell>
          <table:table-cell table:style-name="Таблица9.F1" table:number-columns-spanned="2" office:value-type="string">
            <text:p text:style-name="P1"/>
          </table:table-cell>
          <table:covered-table-cell/>
        </table:table-row>
      </table:table>
      <text:p text:style-name="P28"/>
      <text:p text:style-name="P28"><text:span text:style-name="T1">Общее заключение: </text:span>на основании анализа индивидуальной папки <text:s/>________________________________________________________________</text:p>
      <text:p text:style-name="P28"><text:s text:c="156"/><text:span text:style-name="T3">(Ф.И.О. аттестуемого)</text:span></text:p>
      <text:p text:style-name="P28">________________________________________________________________________________ можно сделать вывод, что уровень квалификации </text:p>
      <text:p text:style-name="P28"/>
      <text:p text:style-name="P28">__________________________________ соответствует требованиям, предъявляемым к ______________________ квалификационной категории.</text:p>
      <text:p text:style-name="P28"><text:span text:style-name="T3"><text:s text:c="26"/>(должность) <text:s text:c="135"/>(</text:span>первой, высшей<text:span text:style-name="T3">)</text:span></text:p>
      <text:p text:style-name="P24"/>
      <text:p text:style-name="P24"/>
      <text:p text:style-name="P24"/>
      <text:p text:style-name="P28"><text:span text:style-name="T1">Рекомендации: </text:span>____________________________________________________________________________________________________________</text:p>
      <text:p text:style-name="P28">___________________________________________________________________________________________________________________________</text:p>
      <text:p text:style-name="P28">___________________________________________________________________________________________________________________________</text:p>
      <text:p text:style-name="P28"/>
      <text:p text:style-name="P28"><text:span text:style-name="T1">Подпись эксперта:</text:span> _________________________________________________________________________________________________________</text:p>
      <text:p text:style-name="P5"><text:soft-page-break/></text:p>
      <text:p text:style-name="P5"/>
      <text:p text:style-name="P66">Сумма баллов для определения квалификационной категории</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2">Педагогические работники</text:p>
          </table:table-cell>
          <table:table-cell table:style-name="Таблица10.A1" office:value-type="string">
            <text:p text:style-name="P2">Количество баллов</text:p>
            <text:p text:style-name="P2">на первую квалификационную категорию</text:p>
          </table:table-cell>
          <table:table-cell table:style-name="Таблица10.A1" office:value-type="string">
            <text:p text:style-name="P2">Количество баллов</text:p>
            <text:p text:style-name="P2">на высшую квалификационную категорию</text:p>
          </table:table-cell>
        </table:table-row>
        <table:table-row table:style-name="Таблица10.1">
          <table:table-cell table:style-name="Таблица10.A1" office:value-type="string">
            <text:p text:style-name="P26">Педагог-психолог</text:p>
          </table:table-cell>
          <table:table-cell table:style-name="Таблица10.A1" office:value-type="string">
            <text:p text:style-name="P25">от <text:s/>160 <text:s text:c="28"/>до <text:s/>420</text:p>
          </table:table-cell>
          <table:table-cell table:style-name="Таблица10.A1" office:value-type="string">
            <text:p text:style-name="P25">420 <text:s text:c="15"/>и выше</text:p>
          </table:table-cell>
        </table:table-row>
        <table:table-row table:style-name="Таблица10.1">
          <table:table-cell table:style-name="Таблица10.A1" office:value-type="string">
            <text:p text:style-name="P26">Социальный педагог</text:p>
          </table:table-cell>
          <table:table-cell table:style-name="Таблица10.A1" office:value-type="string">
            <text:p text:style-name="P25">от <text:s/>130 <text:s text:c="28"/>до <text:s/>380</text:p>
          </table:table-cell>
          <table:table-cell table:style-name="Таблица10.A1" office:value-type="string">
            <text:p text:style-name="P25">380 <text:s text:c="15"/>и выше</text:p>
          </table:table-cell>
        </table:table-row>
      </table:table>
      <text:p text:style-name="P27"/>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sian="Calibri" style:font-family-asian="Calibri" style:font-family-generic-asian="system" style:font-pitch-asian="variable"/>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63cm" fo:margin-bottom="1.96cm" fo:margin-left="2.011cm" fo:margin-right="1.591cm" style:writing-mode="lr-tb" style:layout-grid-color="#c0c0c0" style:layout-grid-lines="1841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4:11:30.812696690</meta:creation-date>
    <meta:editing-duration>PT1M51S</meta:editing-duration>
    <meta:editing-cycles>2</meta:editing-cycles>
    <meta:generator>LibreOffice/6.0.7.3$Linux_X86_64 LibreOffice_project/00m0$Build-3</meta:generator>
    <dc:date>2020-08-27T14:12:41.118537516</dc:date>
    <meta:document-statistic meta:table-count="4" meta:image-count="0" meta:object-count="0" meta:page-count="17" meta:paragraph-count="639" meta:word-count="2861" meta:character-count="28822" meta:non-whitespace-character-count="24747"/>
  </office:meta>
</office:document-meta>
</file>